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8" style:family="table-column">
      <style:table-column-properties fo:break-before="auto" style:column-width="5.749cm"/>
    </style:style>
    <style:style style:name="co40" style:family="table-column">
      <style:table-column-properties fo:break-before="auto" style:column-width="3.179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096cm"/>
    </style:style>
    <style:style style:name="co47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11.352cm"/>
    </style:style>
    <style:style style:name="co46" style:family="table-column">
      <style:table-column-properties fo:break-before="auto" style:column-width="8.509cm"/>
    </style:style>
    <style:style style:name="co48" style:family="table-column">
      <style:table-column-properties fo:break-before="auto" style:column-width="1.455cm"/>
    </style:style>
    <style:style style:name="co49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3.642cm"/>
    </style:style>
    <style:style style:name="co12" style:family="table-column">
      <style:table-column-properties fo:break-before="auto" style:column-width="3.397cm"/>
    </style:style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6.814cm"/>
    </style:style>
    <style:style style:name="co15" style:family="table-column">
      <style:table-column-properties fo:break-before="auto" style:column-width="3.288cm"/>
    </style:style>
    <style:style style:name="co16" style:family="table-column">
      <style:table-column-properties fo:break-before="auto" style:column-width="3.588cm"/>
    </style:style>
    <style:style style:name="co17" style:family="table-column">
      <style:table-column-properties fo:break-before="auto" style:column-width="3.314cm"/>
    </style:style>
    <style:style style:name="co18" style:family="table-column">
      <style:table-column-properties fo:break-before="auto" style:column-width="5.202cm"/>
    </style:style>
    <style:style style:name="co19" style:family="table-column">
      <style:table-column-properties fo:break-before="auto" style:column-width="3.369cm"/>
    </style:style>
    <style:style style:name="co20" style:family="table-column">
      <style:table-column-properties fo:break-before="auto" style:column-width="3.15cm"/>
    </style:style>
    <style:style style:name="co21" style:family="table-column">
      <style:table-column-properties fo:break-before="auto" style:column-width="4.491cm"/>
    </style:style>
    <style:style style:name="co22" style:family="table-column">
      <style:table-column-properties fo:break-before="auto" style:column-width="2.986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3.478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3.424cm"/>
    </style:style>
    <style:style style:name="co29" style:family="table-column">
      <style:table-column-properties fo:break-before="auto" style:column-width="1.155cm"/>
    </style:style>
    <style:style style:name="co30" style:family="table-column">
      <style:table-column-properties fo:break-before="auto" style:column-width="5.775cm"/>
    </style:style>
    <style:style style:name="co31" style:family="table-column">
      <style:table-column-properties fo:break-before="auto" style:column-width="2.249cm"/>
    </style:style>
    <style:style style:name="co32" style:family="table-column">
      <style:table-column-properties fo:break-before="auto" style:column-width="1.866cm"/>
    </style:style>
    <style:style style:name="co33" style:family="table-column">
      <style:table-column-properties fo:break-before="auto" style:column-width="2.03cm"/>
    </style:style>
    <style:style style:name="co34" style:family="table-column">
      <style:table-column-properties fo:break-before="auto" style:column-width="2.14cm"/>
    </style:style>
    <style:style style:name="co35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ff00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ff00" fo:border="0.002cm solid #000000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117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1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e6e6e6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50" style:family="table-cell" style:parent-style-name="Default" style:data-style-name="N117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 table:number-rows-repeated="3"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PHC-Healthwatcher</text:p>
          </table:table-cell>
          <table:table-cell table:style-name="ce2" office:value-type="string">
            <text:p>standalone-Healthwatcher</text:p>
          </table:table-cell>
        </table:table-row>
        <table:table-row table:style-name="ro1">
          <table:table-cell table:style-name="ce2" office:value-type="string">
            <text:p>coupling</text:p>
          </table:table-cell>
          <table:table-cell table:style-name="ce12" table:formula="of:=[coupling.B5]" office:value-type="float" office:value="3.4375">
            <text:p>3.438</text:p>
          </table:table-cell>
          <table:table-cell table:style-name="ce12" table:formula="of:=[coupling.C5]" office:value-type="float" office:value="2.28571428571429">
            <text:p>2.286</text:p>
          </table:table-cell>
        </table:table-row>
        <table:table-row table:style-name="ro1">
          <table:table-cell table:style-name="ce2" office:value-type="string">
            <text:p>fsca(f)</text:p>
          </table:table-cell>
          <table:table-cell table:style-name="ce12" table:formula="of:=[soc.B2]" office:value-type="float" office:value="0.133333333333333">
            <text:p>0.133</text:p>
          </table:table-cell>
          <table:table-cell table:style-name="ce12" table:formula="of:=[soc.B3]" office:value-type="float" office:value="0.150375939849624">
            <text:p>0.150</text:p>
          </table:table-cell>
        </table:table-row>
        <table:table-row table:style-name="ro1">
          <table:table-cell table:style-name="ce2" office:value-type="string">
            <text:p>ftang(f)</text:p>
          </table:table-cell>
          <table:table-cell table:style-name="ce12" table:formula="of:=[soc.C2]" office:value-type="float" office:value="0.173684210526316">
            <text:p>0.174</text:p>
          </table:table-cell>
          <table:table-cell table:style-name="ce12" table:formula="of:=[soc.C3]" office:value-type="float" office:value="0.266917293233083">
            <text:p>0.267</text:p>
          </table:table-cell>
        </table:table-row>
        <table:table-row table:style-name="ro1">
          <table:table-cell table:style-name="ce2" office:value-type="string">
            <text:p># modules</text:p>
          </table:table-cell>
          <table:table-cell table:style-name="ce15" table:formula="of:=[size.C10]" office:value-type="float" office:value="15">
            <text:p>15</text:p>
          </table:table-cell>
          <table:table-cell table:style-name="ce15" table:formula="of:=[size.D10]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# components</text:p>
          </table:table-cell>
          <table:table-cell table:style-name="ce15" table:formula="of:=[size.C8]" office:value-type="float" office:value="10">
            <text:p>10</text:p>
          </table:table-cell>
          <table:table-cell table:style-name="ce15" table:formula="of:=[size.D8]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# connectors</text:p>
          </table:table-cell>
          <table:table-cell table:style-name="ce15" table:formula="of:=[size.C9]" office:value-type="float" office:value="5">
            <text:p>5</text:p>
          </table:table-cell>
          <table:table-cell table:style-name="ce15" table:formula="of:=[size.D9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# features</text:p>
          </table:table-cell>
          <table:table-cell table:style-name="ce15" table:formula="of:=[size.C11]" office:value-type="float" office:value="38">
            <text:p>38</text:p>
          </table:table-cell>
          <table:table-cell table:style-name="ce15" table:formula="of:=[size.D11]"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# use cases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total LOC</text:p>
          </table:table-cell>
          <table:table-cell table:style-name="ce15" table:formula="of:=[size.C12]" office:value-type="float" office:value="17352">
            <text:p>17352</text:p>
          </table:table-cell>
          <table:table-cell table:style-name="ce15" table:formula="of:=[size.D12]" office:value-type="float" office:value="7780">
            <text:p>7780</text:p>
          </table:table-cell>
        </table:table-row>
        <table:table-row table:style-name="ro1">
          <table:table-cell table:style-name="ce2" office:value-type="string">
            <text:p>average LOC/module</text:p>
          </table:table-cell>
          <table:table-cell table:style-name="ce16" table:formula="of:=[size.C13]" office:value-type="float" office:value="1156.8">
            <text:p>1156.80</text:p>
          </table:table-cell>
          <table:table-cell table:style-name="ce16" table:formula="of:=[size.D13]" office:value-type="float" office:value="1111.42857142857">
            <text:p>1111.43</text:p>
          </table:table-cell>
        </table:table-row>
        <table:table-row table:style-name="ro1">
          <table:table-cell table:style-name="ce2" office:value-type="string">
            <text:p>reused LOC</text:p>
          </table:table-cell>
          <table:table-cell table:style-name="ce2" table:formula="of:=[codereuse.A4]" office:value-type="float" office:value="0">
            <text:p>0</text:p>
          </table:table-cell>
          <table:table-cell table:style-name="ce18"/>
        </table:table-row>
        <table:table-row table:style-name="ro1">
          <table:table-cell table:style-name="ce2" office:value-type="string">
            <text:p>percentage reuse</text:p>
          </table:table-cell>
          <table:table-cell table:style-name="ce13" table:formula="of:=[.B15]/[.C13]" office:value-type="percentage" office:value="0">
            <text:p>0.00%</text:p>
          </table:table-cell>
          <table:table-cell table:style-name="ce18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pling" table:style-name="ta1" table:print="false">
        <table:table-column table:style-name="co28" table:default-cell-style-name="ce1"/>
        <table:table-column table:style-name="co14" table:default-cell-style-name="ce1"/>
        <table:table-column table:style-name="co28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9" table:default-cell-style-name="ce19"/>
        <table:table-column table:style-name="co24" table:default-cell-style-name="ce1"/>
        <table:table-column table:style-name="co4" table:number-columns-repeated="1004" table:default-cell-style-name="ce1"/>
        <table:table-row table:style-name="ro1">
          <table:table-cell table:style-name="ce14" office:value-type="string">
            <text:p>PublicHealthComplaint SPL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Healthwatcher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>
            <text:p>Efferent coupling</text:p>
          </table:table-cell>
          <table:table-cell table:style-name="ce17" office:value-type="string">
            <text:p>PHC-Healthwatcher</text:p>
          </table:table-cell>
          <table:table-cell table:style-name="ce17" office:value-type="string">
            <text:p>Legacy-HW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" office:value-type="string">
            <text:p>Average</text:p>
          </table:table-cell>
          <table:table-cell table:style-name="ce29" table:formula="of:=[.R30]" office:value-type="float" office:value="3.4375">
            <text:p>3.44</text:p>
          </table:table-cell>
          <table:table-cell table:style-name="ce29" table:formula="of:=[.I64]" office:value-type="float" office:value="2.28571428571429">
            <text:p>2.2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" office:value-type="string">
            <text:p>Stdev</text:p>
          </table:table-cell>
          <table:table-cell table:style-name="ce29" table:formula="of:=[.R31]" office:value-type="float" office:value="1.86077940659284">
            <text:p>1.86</text:p>
          </table:table-cell>
          <table:table-cell table:style-name="ce29" table:formula="of:=[.L49]" office:value-type="float" office:value="2.83039062871384">
            <text:p>2.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" office:value-type="string">
            <text:p>Median</text:p>
          </table:table-cell>
          <table:table-cell table:style-name="ce29" table:formula="of:=[.R32]" office:value-type="float" office:value="3">
            <text:p>3.00</text:p>
          </table:table-cell>
          <table:table-cell table:style-name="ce29" table:formula="of:=[.L50]" office:value-type="float" office:value="1.5">
            <text:p>1.50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alpha</text:p>
          </table:table-cell>
          <table:table-cell table:style-name="ce29" table:formula="of:=[.R33]" office:value-type="float" office:value="0.05">
            <text:p>0.05</text:p>
          </table:table-cell>
          <table:table-cell table:style-name="ce29" table:formula="of:=[.L51]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size</text:p>
          </table:table-cell>
          <table:table-cell table:style-name="ce30" table:formula="of:=[.R34]" office:value-type="float" office:value="16">
            <text:p>16</text:p>
          </table:table-cell>
          <table:table-cell table:style-name="ce30" table:formula="of:=[.L52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confidence interval</text:p>
          </table:table-cell>
          <table:table-cell table:style-name="ce29" table:formula="of:=[.R35]" office:value-type="float" office:value="0.911765155023945">
            <text:p>0.91</text:p>
          </table:table-cell>
          <table:table-cell table:style-name="ce29" table:formula="of:=[.L53]" office:value-type="float" office:value="1.75426205115822">
            <text:p>1.75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 table:style-name="ce18" table:formula="of:=[.A14]" office:value-type="string" office:string-value="complaintmgr">
            <text:p>complaintmgr</text:p>
          </table:table-cell>
          <table:table-cell table:style-name="ce18" table:formula="of:=[.A15]" office:value-type="string" office:string-value="complaintmgr_supportservicesmgr">
            <text:p>complaintmgr_supportservicesmgr</text:p>
          </table:table-cell>
          <table:table-cell table:style-name="ce18" table:formula="of:=[.A16]" office:value-type="string" office:string-value="concurrency">
            <text:p>concurrency</text:p>
          </table:table-cell>
          <table:table-cell table:style-name="ce18" table:formula="of:=[.A17]" office:value-type="string" office:string-value="concurrency_connvp">
            <text:p>concurrency_connvp</text:p>
          </table:table-cell>
          <table:table-cell table:style-name="ce18" table:formula="of:=[.A18]" office:value-type="string" office:string-value="datatypes">
            <text:p>datatypes</text:p>
          </table:table-cell>
          <table:table-cell table:style-name="ce18" table:formula="of:=[.A19]" office:value-type="string" office:string-value="distribution">
            <text:p>distribution</text:p>
          </table:table-cell>
          <table:table-cell table:style-name="ce18" table:formula="of:=[.A20]" office:value-type="string" office:string-value="distribution_connvp">
            <text:p>distribution_connvp</text:p>
          </table:table-cell>
          <table:table-cell table:style-name="ce18" table:formula="of:=[.A21]" office:value-type="string" office:string-value="exceptionhandling">
            <text:p>exceptionhandling</text:p>
          </table:table-cell>
          <table:table-cell table:style-name="ce18" table:formula="of:=[.A22]" office:value-type="string" office:string-value="exceptionhandling_connvp">
            <text:p>exceptionhandling_connvp</text:p>
          </table:table-cell>
          <table:table-cell table:style-name="ce18" table:formula="of:=[.A23]" office:value-type="string" office:string-value="infrastructuremgt">
            <text:p>infrastructuremgt</text:p>
          </table:table-cell>
          <table:table-cell table:style-name="ce18" table:formula="of:=[.A24]" office:value-type="string" office:string-value="infrastructure_supportservices">
            <text:p>infrastructure_supportservices</text:p>
          </table:table-cell>
          <table:table-cell table:style-name="ce18" table:formula="of:=[.A25]" office:value-type="string" office:string-value="persistence">
            <text:p>persistence</text:p>
          </table:table-cell>
          <table:table-cell table:style-name="ce18" table:formula="of:=[.A26]" office:value-type="string" office:string-value="persistence_connvp">
            <text:p>persistence_connvp</text:p>
          </table:table-cell>
          <table:table-cell table:style-name="ce18" table:formula="of:=[.A27]" office:value-type="string" office:string-value="rmiconnector">
            <text:p>rmiconnector</text:p>
          </table:table-cell>
          <table:table-cell table:style-name="ce18" table:formula="of:=[.A28]" office:value-type="string" office:string-value="supportservicesmgr">
            <text:p>supportservicesmgr</text:p>
          </table:table-cell>
          <table:table-cell table:style-name="ce18" table:formula="of:=[.A29]" office:value-type="string" office:string-value="userinterface">
            <text:p>userinterface</text:p>
          </table:table-cell>
          <table:table-cell table:style-name="ce44" office:value-type="string">
            <text:p>Total</text:p>
          </table:table-cell>
          <table:table-cell office:value-type="string">
            <text:p>Type</text:p>
          </table:table-cell>
          <table:table-cell/>
          <table:table-cell office:value-type="string">
            <text:p>PHC-HW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complaintmgr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14:.Q14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4]*[.S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4]*[.U14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complaintmgr_supportservicesmg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4" table:formula="of:=SUM([.B15:.Q1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5]*[.S15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concurrenc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16:.Q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6]*[.S1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6]*[.U16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concurrency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17:.Q1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17]*[.S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7]*[.U17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atatyp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18:.Q1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8]*[.S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8]*[.U18]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istribu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19:.Q19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9]*[.S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9]*[.U19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istribution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4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0]*[.U20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exceptionhandli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U2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exceptionhandling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4" table:formula="of:=SUM([.B22:.Q22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2]*[.S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2]*[.U22]"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infrastructuremg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23:.Q23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3]*[.S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3]*[.U23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infrastructure_supportservic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4" table:formula="of:=SUM([.B24:.Q24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4]*[.S2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U24]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persistenc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4" table:formula="of:=SUM([.B25:.Q2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5]*[.S2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5]*[.U25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persistence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4" table:formula="of:=SUM([.B26:.Q26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6]*[.S2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6]*[.U26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rmiconnect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4" table:formula="of:=SUM([.B27:.Q2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7]*[.U27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supportservicesmg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44" table:formula="of:=SUM([.B28:.Q2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8]*[.S28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8]*[.U28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userinterfac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44" table:formula="of:=SUM([.B29:.Q29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9]*[.S2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9]*[.U29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9"/>
          <table:table-cell table:style-name="ce19" table:formula="of:=SUM([.B14:.B29])" office:value-type="float" office:value="6">
            <text:p>6</text:p>
          </table:table-cell>
          <table:table-cell table:style-name="ce19" table:formula="of:=SUM([.C14:.C29])" office:value-type="float" office:value="0">
            <text:p>0</text:p>
          </table:table-cell>
          <table:table-cell table:style-name="ce19" table:formula="of:=SUM([.D14:.D29])" office:value-type="float" office:value="2">
            <text:p>2</text:p>
          </table:table-cell>
          <table:table-cell table:style-name="ce19" table:formula="of:=SUM([.E14:.E29])" office:value-type="float" office:value="0">
            <text:p>0</text:p>
          </table:table-cell>
          <table:table-cell table:style-name="ce19" table:formula="of:=SUM([.F14:.F29])" office:value-type="float" office:value="11">
            <text:p>11</text:p>
          </table:table-cell>
          <table:table-cell table:style-name="ce19" table:formula="of:=SUM([.G14:.G29])" office:value-type="float" office:value="8">
            <text:p>8</text:p>
          </table:table-cell>
          <table:table-cell table:style-name="ce19" table:formula="of:=SUM([.H14:.H29])" office:value-type="float" office:value="0">
            <text:p>0</text:p>
          </table:table-cell>
          <table:table-cell table:style-name="ce19" table:formula="of:=SUM([.I14:.I29])" office:value-type="float" office:value="10">
            <text:p>10</text:p>
          </table:table-cell>
          <table:table-cell table:style-name="ce19" table:formula="of:=SUM([.J14:.J29])" office:value-type="float" office:value="0">
            <text:p>0</text:p>
          </table:table-cell>
          <table:table-cell table:style-name="ce19" table:formula="of:=SUM([.K14:.K29])" office:value-type="float" office:value="5">
            <text:p>5</text:p>
          </table:table-cell>
          <table:table-cell table:style-name="ce19" table:formula="of:=SUM([.L14:.L29])" office:value-type="float" office:value="0">
            <text:p>0</text:p>
          </table:table-cell>
          <table:table-cell table:style-name="ce19" table:formula="of:=SUM([.M14:.M29])" office:value-type="float" office:value="2">
            <text:p>2</text:p>
          </table:table-cell>
          <table:table-cell table:style-name="ce19" table:formula="of:=SUM([.N14:.N29])" office:value-type="float" office:value="0">
            <text:p>0</text:p>
          </table:table-cell>
          <table:table-cell table:style-name="ce19" table:formula="of:=SUM([.O14:.O29])" office:value-type="float" office:value="1">
            <text:p>1</text:p>
          </table:table-cell>
          <table:table-cell table:style-name="ce19" table:formula="of:=SUM([.P14:.P29])" office:value-type="float" office:value="6">
            <text:p>6</text:p>
          </table:table-cell>
          <table:table-cell table:style-name="ce19" table:formula="of:=SUM([.Q14:.Q29])" office:value-type="float" office:value="4">
            <text:p>4</text:p>
          </table:table-cell>
          <table:table-cell table:style-name="ce39" table:formula="of:=AVERAGE([.R14:.R29])" office:value-type="float" office:value="3.4375">
            <text:p>3.44</text:p>
          </table:table-cell>
          <table:table-cell table:style-name="ce17" office:value-type="string">
            <text:p>average</text:p>
          </table:table-cell>
          <table:table-cell table:style-name="ce19" table:formula="of:=([.T14]+[.T16]+[.T18]+[.T19]+[.T23]+[.T25]+[.T28]+[.T29])/8" office:value-type="float" office:value="2.5">
            <text:p>2.5</text:p>
          </table:table-cell>
          <table:table-cell table:style-name="ce19"/>
          <table:table-cell table:style-name="ce45" table:formula="of:=AVERAGEA([.V14:.V29])" office:value-type="float" office:value="3.46666666666667">
            <text:p>3.47</text:p>
          </table:table-cell>
          <table:table-cell table:style-name="ce19" table:number-columns-repeated="1001"/>
        </table:table-row>
        <table:table-row table:style-name="ro1">
          <table:table-cell table:number-columns-repeated="17"/>
          <table:table-cell table:style-name="ce39" table:formula="of:=STDEV([.R14:.R29])" office:value-type="float" office:value="1.86077940659284">
            <text:p>1.86</text:p>
          </table:table-cell>
          <table:table-cell table:style-name="ce17" office:value-type="string">
            <text:p>stdev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9" table:formula="of:=MEDIAN([.R14:.R29])" office:value-type="float" office:value="3">
            <text:p>3.00</text:p>
          </table:table-cell>
          <table:table-cell table:style-name="ce17" office:value-type="string">
            <text:p>median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9" office:value-type="float" office:value="0.05">
            <text:p>0.05</text:p>
          </table:table-cell>
          <table:table-cell table:style-name="ce17" office:value-type="string">
            <text:p>alpha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0" table:formula="of:=COUNT([.R14:.R29])" office:value-type="float" office:value="16">
            <text:p>16</text:p>
          </table:table-cell>
          <table:table-cell table:style-name="ce17" office:value-type="string">
            <text:p>size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9" table:formula="of:=CONFIDENCE([.R33];[.R31];[.R34])" office:value-type="float" office:value="0.911765155023945">
            <text:p>0.91</text:p>
          </table:table-cell>
          <table:table-cell table:style-name="ce17" office:value-type="string">
            <text:p>confidence</text:p>
          </table:table-cell>
          <table:table-cell table:number-columns-repeated="1004"/>
        </table:table-row>
        <table:table-row table:style-name="ro1">
          <table:table-cell table:style-name="ce20" office:value-type="string" table:number-columns-spanned="3" table:number-rows-spanned="1">
            <text:p>NÃO CORRESPONDE AO MAPEAMENTO DA ARQUITETURA</text:p>
          </table:table-cell>
          <table:covered-table-cell table:style-name="ce23"/>
          <table:covered-table-cell table:style-name="ce23"/>
          <table:table-cell table:style-name="ce23" table:number-columns-repeated="10"/>
          <table:table-cell table:number-columns-repeated="1010"/>
        </table:table-row>
        <table:table-row table:style-name="ro1">
          <table:table-cell table:style-name="ce21"/>
          <table:table-cell table:style-name="ce21" table:formula="of:=[.A38]" office:value-type="string" office:string-value="healthwatcher.aspects">
            <text:p>healthwatcher.aspects</text:p>
          </table:table-cell>
          <table:table-cell table:style-name="ce21" table:formula="of:=[.A39]" office:value-type="string" office:string-value="healthwatcher.business">
            <text:p>healthwatcher.business</text:p>
          </table:table-cell>
          <table:table-cell table:style-name="ce21" table:formula="of:=[.A40]" office:value-type="string" office:string-value="healthwatcher.data">
            <text:p>healthwatcher.data</text:p>
          </table:table-cell>
          <table:table-cell table:style-name="ce21" table:formula="of:=[.A41]" office:value-type="string" office:string-value="healthwatcher.model">
            <text:p>healthwatcher.model</text:p>
          </table:table-cell>
          <table:table-cell table:style-name="ce21" table:formula="of:=[.A42]" office:value-type="string" office:string-value="healthwatcher.view">
            <text:p>healthwatcher.view</text:p>
          </table:table-cell>
          <table:table-cell table:style-name="ce21" table:formula="of:=[.A43]" office:value-type="string" office:string-value="{healthwatcher|lib}.concurrency">
            <text:p>{healthwatcher|lib}.concurrency</text:p>
          </table:table-cell>
          <table:table-cell table:style-name="ce21" table:formula="of:=[.A44]" office:value-type="string" office:string-value="lib.distribution.rmi">
            <text:p>lib.distribution.rmi</text:p>
          </table:table-cell>
          <table:table-cell table:style-name="ce21" table:formula="of:=[.A45]" office:value-type="string" office:string-value="lib.exceptions">
            <text:p>lib.exceptions</text:p>
          </table:table-cell>
          <table:table-cell table:style-name="ce21" table:formula="of:=[.A46]" office:value-type="string" office:string-value="lib.persistence">
            <text:p>lib.persistence</text:p>
          </table:table-cell>
          <table:table-cell table:style-name="ce21" table:formula="of:=[.A47]" office:value-type="string" office:string-value="lib.util">
            <text:p>lib.util</text:p>
          </table:table-cell>
          <table:table-cell table:style-name="ce41" office:value-type="string">
            <text:p>Total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healthwatcher.aspects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41" table:formula="of:=SUM([.B38:.K38])" office:value-type="float" office:value="9">
            <text:p>9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healthwatcher.busines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41" table:formula="of:=SUM([.B39:.K39])" office:value-type="float" office:value="5">
            <text:p>5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healthwatcher.dat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41" table:formula="of:=SUM([.B40:.K40])" office:value-type="float" office:value="4">
            <text:p>4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healthwatcher.mod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41" table:formula="of:=SUM([.B41:.K41])" office:value-type="float" office:value="1">
            <text:p>1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healthwatcher.vie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41" table:formula="of:=SUM([.B42:.K42])" office:value-type="float" office:value="4">
            <text:p>4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{healthwatcher|lib}.concurre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1" table:formula="of:=SUM([.B43:.K43])" office:value-type="float" office:value="0">
            <text:p>0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lib.distribution.rm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41" table:formula="of:=SUM([.B44:.K44])" office:value-type="float" office:value="2">
            <text:p>2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lib.excep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1" table:formula="of:=SUM([.B45:.K45])" office:value-type="float" office:value="0">
            <text:p>0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lib.persiste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41" table:formula="of:=SUM([.B46:.K46])" office:value-type="float" office:value="1">
            <text:p>1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1" office:value-type="string">
            <text:p>lib.ut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41" table:formula="of:=SUM([.B47:.K47])" office:value-type="float" office:value="1">
            <text:p>1</text:p>
          </table:table-cell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style-name="ce22"/>
          <table:table-cell table:style-name="ce31" table:formula="of:=SUM([.B38:.B47])" office:value-type="float" office:value="0">
            <text:p>0</text:p>
          </table:table-cell>
          <table:table-cell table:style-name="ce31" table:formula="of:=SUM([.C38:.C47])" office:value-type="float" office:value="2">
            <text:p>2</text:p>
          </table:table-cell>
          <table:table-cell table:style-name="ce31" table:formula="of:=SUM([.D38:.D47])" office:value-type="float" office:value="2">
            <text:p>2</text:p>
          </table:table-cell>
          <table:table-cell table:style-name="ce31" table:formula="of:=SUM([.E38:.E47])" office:value-type="float" office:value="4">
            <text:p>4</text:p>
          </table:table-cell>
          <table:table-cell table:style-name="ce31" table:formula="of:=SUM([.F38:.F47])" office:value-type="float" office:value="2">
            <text:p>2</text:p>
          </table:table-cell>
          <table:table-cell table:style-name="ce31" table:formula="of:=SUM([.G38:.G47])" office:value-type="float" office:value="1">
            <text:p>1</text:p>
          </table:table-cell>
          <table:table-cell table:style-name="ce31" table:formula="of:=SUM([.H38:.H47])" office:value-type="float" office:value="1">
            <text:p>1</text:p>
          </table:table-cell>
          <table:table-cell table:style-name="ce31" table:formula="of:=SUM([.I38:.I47])" office:value-type="float" office:value="7">
            <text:p>7</text:p>
          </table:table-cell>
          <table:table-cell table:style-name="ce31" table:formula="of:=SUM([.J38:.J47])" office:value-type="float" office:value="2">
            <text:p>2</text:p>
          </table:table-cell>
          <table:table-cell table:style-name="ce31" table:formula="of:=SUM([.K38:.K47])" office:value-type="float" office:value="6">
            <text:p>6</text:p>
          </table:table-cell>
          <table:table-cell table:style-name="ce42" table:formula="of:=AVERAGE([.L38:.L47])" office:value-type="float" office:value="2.7">
            <text:p>2.70</text:p>
          </table:table-cell>
          <table:table-cell table:style-name="ce41" table:formula="of:=[.S30]" office:value-type="string" office:string-value="average">
            <text:p>average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2"/>
          <table:table-cell table:style-name="ce23" table:number-columns-repeated="10"/>
          <table:table-cell table:style-name="ce42" table:formula="of:=STDEV([.L38:.L47])" office:value-type="float" office:value="2.83039062871384">
            <text:p>2.83</text:p>
          </table:table-cell>
          <table:table-cell table:style-name="ce41" table:formula="of:=[.S31]" office:value-type="string" office:string-value="stdev">
            <text:p>stdev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2"/>
          <table:table-cell table:style-name="ce23" table:number-columns-repeated="10"/>
          <table:table-cell table:style-name="ce42" table:formula="of:=MEDIAN([.L38:.L47])" office:value-type="float" office:value="1.5">
            <text:p>1.50</text:p>
          </table:table-cell>
          <table:table-cell table:style-name="ce41" table:formula="of:=[.S32]" office:value-type="string" office:string-value="median">
            <text:p>median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2"/>
          <table:table-cell table:style-name="ce23" table:number-columns-repeated="10"/>
          <table:table-cell table:style-name="ce42" table:formula="of:=[.R33]" office:value-type="float" office:value="0.05">
            <text:p>0.05</text:p>
          </table:table-cell>
          <table:table-cell table:style-name="ce41" table:formula="of:=[.S33]" office:value-type="string" office:string-value="alpha">
            <text:p>alpha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3" table:number-columns-repeated="10"/>
          <table:table-cell table:style-name="ce43" table:formula="of:=COUNT([.L38:.L47])" office:value-type="float" office:value="10">
            <text:p>10</text:p>
          </table:table-cell>
          <table:table-cell table:style-name="ce41" table:formula="of:=[.S34]" office:value-type="string" office:string-value="size">
            <text:p>size</text:p>
          </table:table-cell>
          <table:table-cell table:number-columns-repeated="1010"/>
        </table:table-row>
        <table:table-row table:style-name="ro1">
          <table:table-cell table:style-name="ce23" table:number-columns-repeated="11"/>
          <table:table-cell table:style-name="ce42" table:formula="of:=CONFIDENCE([.L51];[.L49];[.L52])" office:value-type="float" office:value="1.75426205115822">
            <text:p>1.75</text:p>
          </table:table-cell>
          <table:table-cell table:style-name="ce41" table:formula="of:=[.S35]" office:value-type="string" office:string-value="confidence">
            <text:p>confidence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8"/>
          <table:table-cell table:style-name="ce18" table:formula="of:=[.A57]" office:value-type="string" office:string-value="client.distribution">
            <text:p>client.distribution</text:p>
          </table:table-cell>
          <table:table-cell table:style-name="ce18" table:formula="of:=[.A58]" office:value-type="string" office:string-value="business">
            <text:p>business</text:p>
          </table:table-cell>
          <table:table-cell table:style-name="ce18" table:formula="of:=[.A59]" office:value-type="string" office:string-value="concurrency">
            <text:p>concurrency</text:p>
          </table:table-cell>
          <table:table-cell table:style-name="ce18" table:formula="of:=[.A60]" office:value-type="string" office:string-value="datalayer">
            <text:p>datalayer</text:p>
          </table:table-cell>
          <table:table-cell table:style-name="ce18" table:formula="of:=[.A61]" office:value-type="string" office:string-value="gui">
            <text:p>gui</text:p>
          </table:table-cell>
          <table:table-cell table:style-name="ce18" table:formula="of:=[.A62]" office:value-type="string" office:string-value="hwtimestamp">
            <text:p>hwtimestamp</text:p>
          </table:table-cell>
          <table:table-cell table:style-name="ce18" table:formula="of:=[.A63]" office:value-type="string" office:string-value="server.distribution">
            <text:p>server.distribution</text:p>
          </table:table-cell>
          <table:table-cell table:style-name="ce18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client.distribution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SUM([.B57:.H57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business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58:.H58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concurrenc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59:.H59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datalay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60:.H60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gu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61:.H61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hwtimestam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table:formula="of:=SUM([.B62:.H62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server.distribu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formula="of:=SUM([.B63:.H63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9" table:formula="of:=AVERAGE([.I57:.I63])" office:value-type="float" office:value="2.28571428571429">
            <text:p>2.29</text:p>
          </table:table-cell>
          <table:table-cell table:style-name="ce17" table:formula="of:=[.M48]" office:value-type="string" office:string-value="average">
            <text:p>averag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9" table:formula="of:=STDEV([.I57:.I63])" office:value-type="float" office:value="0.487950036474267">
            <text:p>0.49</text:p>
          </table:table-cell>
          <table:table-cell table:style-name="ce17" table:formula="of:=[.M49]" office:value-type="string" office:string-value="stdev">
            <text:p>stde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9" table:formula="of:=MEDIAN([.I57:.I63])" office:value-type="float" office:value="2">
            <text:p>2.00</text:p>
          </table:table-cell>
          <table:table-cell table:style-name="ce17" table:formula="of:=[.M50]" office:value-type="string" office:string-value="median">
            <text:p>median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9" office:value-type="float" office:value="0.05">
            <text:p>0.05</text:p>
          </table:table-cell>
          <table:table-cell table:style-name="ce17" table:formula="of:=[.M51]" office:value-type="string" office:string-value="alpha">
            <text:p>alpha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" table:formula="of:=COUNT([.I57:.I63])" office:value-type="float" office:value="7">
            <text:p>7</text:p>
          </table:table-cell>
          <table:table-cell table:style-name="ce17" table:formula="of:=[.M52]" office:value-type="string" office:string-value="size">
            <text:p>siz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9" table:formula="of:=CONFIDENCE([.I67];[.I65];[.I68])" office:value-type="float" office:value="0.36147180339476">
            <text:p>0.36</text:p>
          </table:table-cell>
          <table:table-cell table:style-name="ce17" table:formula="of:=[.M53]" office:value-type="string" office:string-value="confidence">
            <text:p>confidence</text:p>
          </table:table-cell>
          <table:table-cell table:number-columns-repeated="1013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table:formula="of:=[.A57]" office:value-type="string" office:string-value="client.distribution">
            <text:p>client.distribution</text:p>
          </table:table-cell>
          <table:table-cell table:style-name="ce32" office:value-type="string">
            <text:p>HWClientDistribution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server.distribution</text:p>
          </table:table-cell>
          <table:table-cell table:style-name="ce33" office:value-type="string">
            <text:p>healthwatcher.aspects.distribution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4" office:value-type="string">
            <text:p>lib.distribution.rmi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gui</text:p>
          </table:table-cell>
          <table:table-cell table:style-name="ce35" office:value-type="string">
            <text:p>healthwatcher.view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3" office:value-type="string">
            <text:p>healthwatcher.aspects.exceptionhandling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3" office:value-type="string">
            <text:p>lib.util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4" office:value-type="string">
            <text:p>lib.exceptions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business</text:p>
          </table:table-cell>
          <table:table-cell table:style-name="ce32" office:value-type="string">
            <text:p>healthwatcher.business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concurrency</text:p>
          </table:table-cell>
          <table:table-cell table:style-name="ce35" office:value-type="string">
            <text:p>healthwatcher.aspects.concurrency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3" office:value-type="string">
            <text:p>healthwatcher.concurrency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4" office:value-type="string">
            <text:p>lib.concurrency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datalayer</text:p>
          </table:table-cell>
          <table:table-cell table:style-name="ce35" office:value-type="string">
            <text:p>healthwatcher.data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3" office:value-type="string">
            <text:p>healthwatcher.aspects.persistence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3" office:value-type="string">
            <text:p>lib.persistence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4" office:value-type="string">
            <text:p>healthwatcher.model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hwtimestamp</text:p>
          </table:table-cell>
          <table:table-cell table:style-name="ce32" office:value-type="string">
            <text:p>HWTimestamp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ze" table:style-name="ta1" table:print="false">
        <table:table-column table:style-name="co28" table:default-cell-style-name="ce1"/>
        <table:table-column table:style-name="co40" table:number-columns-repeated="2" table:default-cell-style-name="ce1"/>
        <table:table-column table:style-name="co41" table:number-columns-repeated="2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" table:number-columns-repeated="1017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PHC - SPL</text:p>
          </table:table-cell>
          <table:table-cell table:style-name="ce36" office:value-type="string">
            <text:p>PHC-HW </text:p>
          </table:table-cell>
          <table:table-cell table:style-name="ce36" office:value-type="string">
            <text:p>Legacy-H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component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formula="of:=[.D10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connector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modules</text:p>
          </table:table-cell>
          <table:table-cell table:style-name="ce2" table:formula="of:=COUNTA([.A31:.A46])" office:value-type="float" office:value="16">
            <text:p>16</text:p>
          </table:table-cell>
          <table:table-cell table:style-name="ce2" table:formula="of:=SUM([.C31:.C46])" office:value-type="float" office:value="15">
            <text:p>15</text:p>
          </table:table-cell>
          <table:table-cell table:style-name="ce2" table:formula="of:=COUNTA([.A81:.A87])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features</text:p>
          </table:table-cell>
          <table:table-cell table:style-name="ce2" office:value-type="float" office:value="44">
            <text:p>44</text:p>
          </table:table-cell>
          <table:table-cell table:style-name="ce2" table:formula="of:=COUNTA([soc.A8:.A45])" office:value-type="float" office:value="38">
            <text:p>38</text:p>
          </table:table-cell>
          <table:table-cell table:style-name="ce2" table:formula="of:=[.C11]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</text:p>
          </table:table-cell>
          <table:table-cell table:style-name="ce2" table:formula="of:=SUM([.D31:.D46])" office:value-type="float" office:value="18488">
            <text:p>18488</text:p>
          </table:table-cell>
          <table:table-cell table:style-name="ce2" table:formula="of:=SUM([.E31:.E46])" office:value-type="float" office:value="17352">
            <text:p>17352</text:p>
          </table:table-cell>
          <table:table-cell table:style-name="ce2" table:formula="of:=SUM([.B81:.B86])" office:value-type="float" office:value="7780">
            <text:p>778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verage LOC/module</text:p>
          </table:table-cell>
          <table:table-cell table:style-name="ce16" table:formula="of:=[.B12]/[.B10]" office:value-type="float" office:value="1155.5">
            <text:p>1155.50</text:p>
          </table:table-cell>
          <table:table-cell table:style-name="ce16" table:formula="of:=[.C12]/[.C10]" office:value-type="float" office:value="1156.8">
            <text:p>1156.80</text:p>
          </table:table-cell>
          <table:table-cell table:style-name="ce16" table:formula="of:=[.D12]/[.D10]" office:value-type="float" office:value="1111.42857142857">
            <text:p>1111.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 of connectors</text:p>
          </table:table-cell>
          <table:table-cell table:style-name="ce15" table:formula="of:=1948-54*3" office:value-type="float" office:value="1786">
            <text:p>1786</text:p>
          </table:table-cell>
          <table:table-cell table:style-name="ce16"/>
          <table:table-cell table:style-name="ce16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 of components</text:p>
          </table:table-cell>
          <table:table-cell table:style-name="ce15" table:formula="of:=[.B12]-[.B14]" office:value-type="float" office:value="16702">
            <text:p>16702</text:p>
          </table:table-cell>
          <table:table-cell table:style-name="ce15"/>
          <table:table-cell table:style-name="ce15" table:formula="of:=[.D12]" office:value-type="float" office:value="7780">
            <text:p>778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SMOS*-VP infrastructure code</text:p>
          </table:table-cell>
          <table:table-cell table:style-name="ce15" table:formula="of:=SUM([.B17:.B19])" office:value-type="float" office:value="2880">
            <text:p>2880</text:p>
          </table:table-cell>
          <table:table-cell table:style-name="ce15" office:value-type="float" office:value="2880">
            <text:p>2880</text:p>
          </table:table-cell>
          <table:table-cell table:style-name="ce15"/>
          <table:table-cell table:style-name="ce37" table:formula="of:=[.C16]/[.C12]" office:value-type="percentage" office:value="0.16597510373444">
            <text:p>16.60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 LOC Manager</text:p>
          </table:table-cell>
          <table:table-cell table:style-name="ce15" table:formula="of:=24*84" office:value-type="float" office:value="2016">
            <text:p>2016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LOC IManager</text:p>
          </table:table-cell>
          <table:table-cell table:style-name="ce15" table:formula="of:=24*16" office:value-type="float" office:value="384">
            <text:p>384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LOC ComponentFactory</text:p>
          </table:table-cell>
          <table:table-cell table:style-name="ce15" table:formula="of:=24*20" office:value-type="float" office:value="480">
            <text:p>480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Reuse (LOC)</text:p>
          </table:table-cell>
          <table:table-cell table:style-name="ce15"/>
          <table:table-cell table:style-name="ce15" office:value-type="float" office:value="6236">
            <text:p>6236</text:p>
          </table:table-cell>
          <table:table-cell table:style-name="ce15"/>
          <table:table-cell table:style-name="ce37" table:formula="of:=[.C20]/[.C12]" office:value-type="percentage" office:value="0.359382203780544">
            <text:p>35.94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faces, XPIs, abstract aspects</text:p>
          </table:table-cell>
          <table:table-cell table:style-name="ce15" table:formula="of:=3944-146*3" office:value-type="float" office:value="3506">
            <text:p>3506</text:p>
          </table:table-cell>
          <table:table-cell table:style-name="ce15" table:formula="of:=3944-146*3" office:value-type="float" office:value="3506">
            <text:p>3506</text:p>
          </table:table-cell>
          <table:table-cell table:style-name="ce15"/>
          <table:table-cell table:style-name="ce37" table:formula="of:=[.C21]/[.C12]" office:value-type="percentage" office:value="0.20205163669894">
            <text:p>20.21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faces</text:p>
          </table:table-cell>
          <table:table-cell table:style-name="ce15" table:formula="of:=2595-103*3" office:value-type="float" office:value="2286">
            <text:p>2286</text:p>
          </table:table-cell>
          <table:table-cell table:style-name="ce15"/>
          <table:table-cell table:style-name="ce15" table:formula="of:=609-17*3" office:value-type="float" office:value="558">
            <text:p>558</text:p>
          </table:table-cell>
          <table:table-cell table:style-name="ce37"/>
          <table:table-cell table:number-columns-repeated="1019"/>
        </table:table-row>
        <table:table-row table:style-name="ro1" table:number-rows-repeated="5">
          <table:table-cell table:style-name="ce2" table:number-columns-repeated="2"/>
          <table:table-cell table:style-name="ce15"/>
          <table:table-cell table:style-name="ce2"/>
          <table:table-cell table:style-name="ce37"/>
          <table:table-cell table:number-columns-repeated="1019"/>
        </table:table-row>
        <table:table-row table:style-name="ro1">
          <table:table-cell table:number-columns-repeated="4"/>
          <table:table-cell table:formula="of:=[.E21]+[.E20]+[.E16]" office:value-type="percentage" office:value="0.727408944213923">
            <text:p>72.74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>
            <text:p>Modules</text:p>
          </table:table-cell>
          <table:table-cell table:style-name="ce36"/>
          <table:table-cell table:style-name="ce36" table:formula="of:=[.C7]" office:value-type="string" office:string-value="PHC-HW ">
            <text:p>PHC-HW </text:p>
          </table:table-cell>
          <table:table-cell table:style-name="ce36" office:value-type="string">
            <text:p>LOC (PHC)</text:p>
          </table:table-cell>
          <table:table-cell table:style-name="ce36" office:value-type="string">
            <text:p>LOC (PHC-HW)</text:p>
          </table:table-cell>
          <table:table-cell table:style-name="ce36" office:value-type="string">
            <text:p># of java classes</text:p>
          </table:table-cell>
          <table:table-cell table:style-name="ce36" office:value-type="string">
            <text:p># aspects</text:p>
          </table:table-cell>
          <table:table-cell table:number-columns-repeated="1017"/>
        </table:table-row>
        <table:table-row table:style-name="ro1">
          <table:table-cell table:style-name="ce2" table:formula="of:=[coupling.A14]" office:value-type="string" office:string-value="complaintmgr">
            <text:p>complaintmg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844-23*3" office:value-type="float" office:value="2775">
            <text:p>2775</text:p>
          </table:table-cell>
          <table:table-cell table:style-name="ce2" table:formula="of:=[.C31]*[.D31]" office:value-type="float" office:value="2775">
            <text:p>2775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5]" office:value-type="string" office:string-value="complaintmgr_supportservicesmgr">
            <text:p>complaintmgr_supportservicesmgr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table:formula="of:=[.C32]*[.D32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6]" office:value-type="string" office:string-value="concurrency">
            <text:p>concurrency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473-12*3" office:value-type="float" office:value="437">
            <text:p>437</text:p>
          </table:table-cell>
          <table:table-cell table:style-name="ce2" table:formula="of:=[.C33]*[.D33]" office:value-type="float" office:value="437">
            <text:p>437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7]" office:value-type="string" office:string-value="concurrency_connvp">
            <text:p>concurrency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54-2*3" office:value-type="float" office:value="48">
            <text:p>48</text:p>
          </table:table-cell>
          <table:table-cell table:style-name="ce2" table:formula="of:=[.C34]*[.D34]" office:value-type="float" office:value="48">
            <text:p>4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8]" office:value-type="string" office:string-value="datatypes">
            <text:p>datatype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892-19*3" office:value-type="float" office:value="835">
            <text:p>835</text:p>
          </table:table-cell>
          <table:table-cell table:style-name="ce2" table:formula="of:=[.C35]*[.D35]" office:value-type="float" office:value="835">
            <text:p>835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9]" office:value-type="string" office:string-value="distribution">
            <text:p>distributio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1005-19*3" office:value-type="float" office:value="948">
            <text:p>948</text:p>
          </table:table-cell>
          <table:table-cell table:style-name="ce2" table:formula="of:=[.C36]*[.D36]" office:value-type="float" office:value="948">
            <text:p>948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0]" office:value-type="string" office:string-value="distribution_connvp">
            <text:p>distribution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79-5*3" office:value-type="float" office:value="64">
            <text:p>64</text:p>
          </table:table-cell>
          <table:table-cell table:style-name="ce2" table:formula="of:=[.C37]*[.D37]" office:value-type="float" office:value="64">
            <text:p>6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1]" office:value-type="string" office:string-value="exceptionhandling">
            <text:p>exceptionhandlin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694-27*3" office:value-type="float" office:value="613">
            <text:p>613</text:p>
          </table:table-cell>
          <table:table-cell table:style-name="ce2" table:formula="of:=[.C38]*[.D38]" office:value-type="float" office:value="613">
            <text:p>613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2]" office:value-type="string" office:string-value="exceptionhandling_connvp">
            <text:p>exceptionhandling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95-12*3" office:value-type="float" office:value="259">
            <text:p>259</text:p>
          </table:table-cell>
          <table:table-cell table:style-name="ce2" table:formula="of:=[.C39]*[.D39]" office:value-type="float" office:value="259">
            <text:p>259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3]" office:value-type="string" office:string-value="infrastructuremgt">
            <text:p>infrastructuremg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1094-24*3" office:value-type="float" office:value="1022">
            <text:p>1022</text:p>
          </table:table-cell>
          <table:table-cell table:style-name="ce2" table:formula="of:=[.C40]*[.D40]" office:value-type="float" office:value="1022">
            <text:p>1022</text:p>
          </table:table-cell>
          <table:table-cell table:style-name="ce2" office:value-type="float" office:value="18">
            <text:p>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4]" office:value-type="string" office:string-value="infrastructure_supportservices">
            <text:p>infrastructure_supportservice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36-6*3" office:value-type="float" office:value="218">
            <text:p>218</text:p>
          </table:table-cell>
          <table:table-cell table:style-name="ce2" table:formula="of:=[.C41]*[.D41]" office:value-type="float" office:value="218">
            <text:p>218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5]" office:value-type="string" office:string-value="persistence">
            <text:p>persistenc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557-8*3" office:value-type="float" office:value="533">
            <text:p>533</text:p>
          </table:table-cell>
          <table:table-cell table:style-name="ce2" table:formula="of:=[.C42]*[.D42]" office:value-type="float" office:value="533">
            <text:p>533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6]" office:value-type="string" office:string-value="persistence_connvp">
            <text:p>persistence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73-5*3" office:value-type="float" office:value="58">
            <text:p>58</text:p>
          </table:table-cell>
          <table:table-cell table:style-name="ce2" table:formula="of:=[.C43]*[.D43]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7]" office:value-type="string" office:string-value="rmiconnector">
            <text:p>rmiconnecto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367-4*3" office:value-type="float" office:value="355">
            <text:p>355</text:p>
          </table:table-cell>
          <table:table-cell table:style-name="ce2" table:formula="of:=[.C44]*[.D44]" office:value-type="float" office:value="355">
            <text:p>35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8]" office:value-type="string" office:string-value="supportservicesmgr">
            <text:p>supportservicesmg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3265-40*3" office:value-type="float" office:value="3145">
            <text:p>3145</text:p>
          </table:table-cell>
          <table:table-cell table:style-name="ce2" table:formula="of:=[.C45]*[.D45]" office:value-type="float" office:value="3145">
            <text:p>3145</text:p>
          </table:table-cell>
          <table:table-cell table:style-name="ce2" office:value-type="float" office:value="34">
            <text:p>3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9]" office:value-type="string" office:string-value="userinterface">
            <text:p>userinterfac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[.B67]" office:value-type="float" office:value="7165">
            <text:p>7165</text:p>
          </table:table-cell>
          <table:table-cell table:style-name="ce2" table:formula="of:=[.D67]" office:value-type="float" office:value="6042">
            <text:p>6042</text:p>
          </table:table-cell>
          <table:table-cell table:style-name="ce2" office:value-type="float" office:value="116">
            <text:p>116</text:p>
          </table:table-cell>
          <table:table-cell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 office:value-type="string">
            <text:p>userinterface submodules</text:p>
          </table:table-cell>
          <table:table-cell table:style-name="ce36" office:value-type="string">
            <text:p>LOC</text:p>
          </table:table-cell>
          <table:table-cell table:style-name="ce36" office:value-type="string">
            <text:p>PHC-HW (yes/no)</text:p>
          </table:table-cell>
          <table:table-cell table:style-name="ce36" office:value-type="string">
            <text:p>LOC (PHC-HW)</text:p>
          </table:table-cell>
          <table:table-cell table:style-name="ce38" table:number-columns-repeated="1020"/>
        </table:table-row>
        <table:table-row table:style-name="ro1">
          <table:table-cell table:style-name="ce2" office:value-type="string">
            <text:p>animalcomplaint</text:p>
          </table:table-cell>
          <table:table-cell table:style-name="ce2" table:formula="of:=446-12*3" office:value-type="float" office:value="410">
            <text:p>410</text:p>
          </table:table-cell>
          <table:table-cell table:style-name="ce2" office:value-type="float" office:value="1">
            <text:p>1</text:p>
          </table:table-cell>
          <table:table-cell table:style-name="ce2" table:formula="of:=[.B50]*[.C50]" office:value-type="float" office:value="410">
            <text:p>4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cha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0">
            <text:p>0</text:p>
          </table:table-cell>
          <table:table-cell table:style-name="ce2" table:formula="of:=[.B51]*[.C5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mplaint_connvp</text:p>
          </table:table-cell>
          <table:table-cell table:style-name="ce2" table:formula="of:=313-5*3" office:value-type="float" office:value="298">
            <text:p>298</text:p>
          </table:table-cell>
          <table:table-cell table:style-name="ce2" office:value-type="float" office:value="1">
            <text:p>1</text:p>
          </table:table-cell>
          <table:table-cell table:style-name="ce2" table:formula="of:=[.B52]*[.C52]"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rugcomplaint</text:p>
          </table:table-cell>
          <table:table-cell table:style-name="ce2" table:formula="of:=843-13*3" office:value-type="float" office:value="804">
            <text:p>804</text:p>
          </table:table-cell>
          <table:table-cell table:style-name="ce2" office:value-type="float" office:value="0">
            <text:p>0</text:p>
          </table:table-cell>
          <table:table-cell table:style-name="ce2" table:formula="of:=[.B53]*[.C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smgr</text:p>
          </table:table-cell>
          <table:table-cell table:style-name="ce2" table:formula="of:=225-3*6" office:value-type="float" office:value="207">
            <text:p>207</text:p>
          </table:table-cell>
          <table:table-cell table:style-name="ce2" office:value-type="float" office:value="0">
            <text:p>0</text:p>
          </table:table-cell>
          <table:table-cell table:style-name="ce2" table:formula="of:=[.B54]*[.C5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smgr_connvp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table:formula="of:=[.B55]*[.C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</text:p>
          </table:table-cell>
          <table:table-cell table:style-name="ce2" table:formula="of:=416-9*3" office:value-type="float" office:value="389">
            <text:p>389</text:p>
          </table:table-cell>
          <table:table-cell table:style-name="ce2" office:value-type="float" office:value="1">
            <text:p>1</text:p>
          </table:table-cell>
          <table:table-cell table:style-name="ce2" table:formula="of:=[.B56]*[.C56]" office:value-type="float" office:value="389">
            <text:p>3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_generalcomplaint</text:p>
          </table:table-cell>
          <table:table-cell table:style-name="ce2" table:formula="of:=143-4*3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2" table:formula="of:=[.B57]*[.C57]" office:value-type="float" office:value="131">
            <text:p>13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_util</text:p>
          </table:table-cell>
          <table:table-cell table:style-name="ce2" table:formula="of:=203-4*3" office:value-type="float" office:value="191">
            <text:p>191</text:p>
          </table:table-cell>
          <table:table-cell table:style-name="ce2" office:value-type="float" office:value="1">
            <text:p>1</text:p>
          </table:table-cell>
          <table:table-cell table:style-name="ce2" table:formula="of:=[.B58]*[.C58]" office:value-type="float" office:value="191">
            <text:p>19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complaint</text:p>
          </table:table-cell>
          <table:table-cell table:style-name="ce2" table:formula="of:=687-13*3" office:value-type="float" office:value="648">
            <text:p>648</text:p>
          </table:table-cell>
          <table:table-cell table:style-name="ce2" office:value-type="float" office:value="1">
            <text:p>1</text:p>
          </table:table-cell>
          <table:table-cell table:style-name="ce2" table:formula="of:=[.B59]*[.C59]" office:value-type="float" office:value="648">
            <text:p>64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complaint_util</text:p>
          </table:table-cell>
          <table:table-cell table:style-name="ce2" table:formula="of:=204-4*3" office:value-type="float" office:value="192">
            <text:p>192</text:p>
          </table:table-cell>
          <table:table-cell table:style-name="ce2" office:value-type="float" office:value="1">
            <text:p>1</text:p>
          </table:table-cell>
          <table:table-cell table:style-name="ce2" table:formula="of:=[.B60]*[.C60]" office:value-type="float" office:value="192">
            <text:p>1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frastr</text:p>
          </table:table-cell>
          <table:table-cell table:style-name="ce2" table:formula="of:=806-14*3" office:value-type="float" office:value="764">
            <text:p>764</text:p>
          </table:table-cell>
          <table:table-cell table:style-name="ce2" office:value-type="float" office:value="1">
            <text:p>1</text:p>
          </table:table-cell>
          <table:table-cell table:style-name="ce2" table:formula="of:=[.B61]*[.C61]" office:value-type="float" office:value="764">
            <text:p>76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info</text:p>
          </table:table-cell>
          <table:table-cell table:style-name="ce2" table:formula="of:=822-13*3" office:value-type="float" office:value="783">
            <text:p>783</text:p>
          </table:table-cell>
          <table:table-cell table:style-name="ce2" office:value-type="float" office:value="1">
            <text:p>1</text:p>
          </table:table-cell>
          <table:table-cell table:style-name="ce2" table:formula="of:=[.B62]*[.C62]" office:value-type="float" office:value="783">
            <text:p>78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pecialcomplaint</text:p>
          </table:table-cell>
          <table:table-cell table:style-name="ce2" table:formula="of:=405-10*3" office:value-type="float" office:value="375">
            <text:p>375</text:p>
          </table:table-cell>
          <table:table-cell table:style-name="ce2" office:value-type="float" office:value="1">
            <text:p>1</text:p>
          </table:table-cell>
          <table:table-cell table:style-name="ce2" table:formula="of:=[.B63]*[.C63]"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serinterf_connvp</text:p>
          </table:table-cell>
          <table:table-cell table:style-name="ce2" table:formula="of:=1490-12*3" office:value-type="float" office:value="1454">
            <text:p>1454</text:p>
          </table:table-cell>
          <table:table-cell table:style-name="ce2" office:value-type="float" office:value="1">
            <text:p>1</text:p>
          </table:table-cell>
          <table:table-cell table:style-name="ce2" table:formula="of:=[.B64]*[.C64]" office:value-type="float" office:value="1454">
            <text:p>145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til</text:p>
          </table:table-cell>
          <table:table-cell table:style-name="ce2" table:formula="of:=323-5*3" office:value-type="float" office:value="308">
            <text:p>308</text:p>
          </table:table-cell>
          <table:table-cell table:style-name="ce2" office:value-type="float" office:value="1">
            <text:p>1</text:p>
          </table:table-cell>
          <table:table-cell table:style-name="ce2" table:formula="of:=[.B65]*[.C65]"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SMOS* classes</text:p>
          </table:table-cell>
          <table:table-cell table:style-name="ce2" table:formula="of:=19+80" office:value-type="float" office:value="99">
            <text:p>99</text:p>
          </table:table-cell>
          <table:table-cell table:style-name="ce2" office:value-type="float" office:value="1">
            <text:p>1</text:p>
          </table:table-cell>
          <table:table-cell table:style-name="ce2" table:formula="of:=[.B66]*[.C66]" office:value-type="float" office:value="99">
            <text:p>99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Total</text:p>
          </table:table-cell>
          <table:table-cell table:style-name="ce26" table:formula="of:=SUM([.B50:.B66])" office:value-type="float" office:value="7165">
            <text:p>7165</text:p>
          </table:table-cell>
          <table:table-cell table:style-name="ce26"/>
          <table:table-cell table:style-name="ce26" table:formula="of:=SUM([.D50:.D66])" office:value-type="float" office:value="6042">
            <text:p>604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18" office:value-type="string">
            <text:p>Legacy-HW</text:p>
          </table:table-cell>
          <table:table-cell table:style-name="ce18" office:value-type="string">
            <text:p>LOC (Legacy-HW)</text:p>
          </table:table-cell>
          <table:table-cell table:number-columns-repeated="1022"/>
        </table:table-row>
        <table:table-row table:style-name="ro1">
          <table:table-cell table:style-name="ce2" table:formula="of:=[coupling.A57]" office:value-type="string" office:string-value="client.distribution">
            <text:p>client.distribution</text:p>
          </table:table-cell>
          <table:table-cell table:style-name="ce2" office:value-type="float" office:value="104">
            <text:p>104</text:p>
          </table:table-cell>
          <table:table-cell table:number-columns-repeated="1022"/>
        </table:table-row>
        <table:table-row table:style-name="ro1">
          <table:table-cell table:style-name="ce2" table:formula="of:=[coupling.A58]" office:value-type="string" office:string-value="business">
            <text:p>business</text:p>
          </table:table-cell>
          <table:table-cell table:style-name="ce2" table:formula="of:=321-6*3" office:value-type="float" office:value="303">
            <text:p>303</text:p>
          </table:table-cell>
          <table:table-cell table:number-columns-repeated="1022"/>
        </table:table-row>
        <table:table-row table:style-name="ro1">
          <table:table-cell table:style-name="ce2" table:formula="of:=[coupling.A59]" office:value-type="string" office:string-value="concurrency">
            <text:p>concurrency</text:p>
          </table:table-cell>
          <table:table-cell table:style-name="ce2" table:formula="of:=202-3*3+44+44" office:value-type="float" office:value="281">
            <text:p>281</text:p>
          </table:table-cell>
          <table:table-cell table:number-columns-repeated="1022"/>
        </table:table-row>
        <table:table-row table:style-name="ro1">
          <table:table-cell table:style-name="ce2" table:formula="of:=[coupling.A60]" office:value-type="string" office:string-value="datalayer">
            <text:p>datalayer</text:p>
          </table:table-cell>
          <table:table-cell table:style-name="ce2" table:formula="of:=2685-19*3+249-3*3+764-11*3+276-2*3" office:value-type="float" office:value="3869">
            <text:p>3869</text:p>
          </table:table-cell>
          <table:table-cell table:number-columns-repeated="1022"/>
        </table:table-row>
        <table:table-row table:style-name="ro1">
          <table:table-cell table:style-name="ce2" table:formula="of:=[coupling.A61]" office:value-type="string" office:string-value="gui">
            <text:p>gui</text:p>
          </table:table-cell>
          <table:table-cell table:style-name="ce2" table:formula="of:=1715-22*3+116-3*3+1194-8*3+252-14*3" office:value-type="float" office:value="3136">
            <text:p>3136</text:p>
          </table:table-cell>
          <table:table-cell table:number-columns-repeated="1022"/>
        </table:table-row>
        <table:table-row table:style-name="ro1">
          <table:table-cell table:style-name="ce2" table:formula="of:=[coupling.A62]" office:value-type="string" office:string-value="hwtimestamp">
            <text:p>hwtimestamp</text:p>
          </table:table-cell>
          <table:table-cell table:style-name="ce2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.distribution</text:p>
          </table:table-cell>
          <table:table-cell table:style-name="ce2" table:formula="of:=267-3*3-[.B81]+307-5*3" office:value-type="float" office:value="446">
            <text:p>446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" table:style-name="ta1" table:print="false">
        <table:table-column table:style-name="co30" table:default-cell-style-name="ce1"/>
        <table:table-column table:style-name="co17" table:default-cell-style-name="ce1"/>
        <table:table-column table:style-name="co31" table:default-cell-style-name="ce1"/>
        <table:table-column table:style-name="co16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2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35" table:default-cell-style-name="ce1"/>
        <table:table-column table:style-name="co4" table:number-columns-repeated="1007" table:default-cell-style-name="ce1"/>
        <table:table-row table:style-name="ro1">
          <table:table-cell table:style-name="ce46"/>
          <table:table-cell table:style-name="ce46" office:value-type="string">
            <text:p>fsca(f)</text:p>
          </table:table-cell>
          <table:table-cell table:style-name="ce46" office:value-type="string">
            <text:p>ftang(f)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46" office:value-type="string">
            <text:p>PHC-HW</text:p>
          </table:table-cell>
          <table:table-cell table:style-name="ce50" table:formula="of:=[.B54]" office:value-type="float" office:value="0.133333333333333">
            <text:p>0.133</text:p>
          </table:table-cell>
          <table:table-cell table:style-name="ce50" table:formula="of:=[.B56]" office:value-type="float" office:value="0.173684210526316">
            <text:p>0.174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46" office:value-type="string">
            <text:p>Legacy-HW</text:p>
          </table:table-cell>
          <table:table-cell table:style-name="ce50" table:formula="of:=[.B104]" office:value-type="float" office:value="0.150375939849624">
            <text:p>0.150</text:p>
          </table:table-cell>
          <table:table-cell table:style-name="ce50" table:formula="of:=[.B106]" office:value-type="float" office:value="0.266917293233083">
            <text:p>0.267</text:p>
          </table:table-cell>
          <table:table-cell table:number-columns-repeated="1020"/>
          <table:table-cell table:style-name="Default"/>
        </table:table-row>
        <table:table-row table:style-name="ro1" table:number-rows-repeated="2">
          <table:table-cell table:number-columns-repeated="1023"/>
          <table:table-cell table:style-name="Default"/>
        </table:table-row>
        <table:table-row table:style-name="ro1">
          <table:table-cell table:style-name="ce47" office:value-type="string">
            <text:p>PHC-HW</text:p>
          </table:table-cell>
          <table:table-cell table:number-columns-repeated="1022"/>
          <table:table-cell table:style-name="Default"/>
        </table:table-row>
        <table:table-row table:style-name="ro1">
          <table:table-cell table:style-name="ce48" office:value-type="string">
            <text:p>Features/Architectural Elements</text:p>
          </table:table-cell>
          <table:table-cell table:style-name="ce49" table:formula="of:=[size.A23]" office:value-type="float" office:value="0">
            <text:p>0</text:p>
          </table:table-cell>
          <table:table-cell table:style-name="ce49" office:value-type="string">
            <text:p>concurrency</text:p>
          </table:table-cell>
          <table:table-cell table:style-name="ce49" office:value-type="string">
            <text:p>concurrency_connvp</text:p>
          </table:table-cell>
          <table:table-cell table:style-name="ce49" office:value-type="string">
            <text:p>datatypes</text:p>
          </table:table-cell>
          <table:table-cell table:style-name="ce49" office:value-type="string">
            <text:p>distribution</text:p>
          </table:table-cell>
          <table:table-cell table:style-name="ce49" office:value-type="string">
            <text:p>distribution_connvp</text:p>
          </table:table-cell>
          <table:table-cell table:style-name="ce49" office:value-type="string">
            <text:p>exceptionhandling</text:p>
          </table:table-cell>
          <table:table-cell table:style-name="ce49" office:value-type="string">
            <text:p>exceptionhandling_connvp</text:p>
          </table:table-cell>
          <table:table-cell table:style-name="ce49" office:value-type="string">
            <text:p>infrastructuremgt</text:p>
          </table:table-cell>
          <table:table-cell table:style-name="ce49" office:value-type="string">
            <text:p>infrastructure_supportservices</text:p>
          </table:table-cell>
          <table:table-cell table:style-name="ce49" office:value-type="string">
            <text:p>persistence</text:p>
          </table:table-cell>
          <table:table-cell table:style-name="ce49" office:value-type="string">
            <text:p>persistence_connvp</text:p>
          </table:table-cell>
          <table:table-cell table:style-name="ce49" office:value-type="string">
            <text:p>rmiconnector</text:p>
          </table:table-cell>
          <table:table-cell table:style-name="ce49" office:value-type="string">
            <text:p>supportservicesmgr</text:p>
          </table:table-cell>
          <table:table-cell table:style-name="ce49" office:value-type="string">
            <text:p>userinterface</text:p>
          </table:table-cell>
          <table:table-cell table:style-name="ce48" office:value-type="string">
            <text:p>sca(f)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PublicHealthComplai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8" table:formula="of:=SUM([.B8:.P8])-1" office:value-type="float" office:value="14">
            <text:p>1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Persisten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:.P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Database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8" table:formula="of:=SUM([.B10:.P1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Mysql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8" table:formula="of:=SUM([.B11:.P1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omputer Infrastructu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E12]" office:value-type="float" office:value="0">
            <text:p>0</text:p>
          </table:table-cell>
          <table:table-cell table:style-name="ce49" table:formula="of:=[.F12]" office:value-type="float" office:value="0">
            <text:p>0</text:p>
          </table:table-cell>
          <table:table-cell table:style-name="ce49" table:formula="of:=[.G12]" office:value-type="float" office:value="0">
            <text:p>0</text:p>
          </table:table-cell>
          <table:table-cell table:style-name="ce49" table:formula="of:=[.H12]" office:value-type="float" office:value="0">
            <text:p>0</text:p>
          </table:table-cell>
          <table:table-cell table:style-name="ce49" table:formula="of:=[.I12]" office:value-type="float" office:value="0">
            <text:p>0</text:p>
          </table:table-cell>
          <table:table-cell table:style-name="ce49" table:formula="of:=[.J12]" office:value-type="float" office:value="0">
            <text:p>0</text:p>
          </table:table-cell>
          <table:table-cell table:style-name="ce49" table:formula="of:=[.K12]" office:value-type="float" office:value="0">
            <text:p>0</text:p>
          </table:table-cell>
          <table:table-cell table:style-name="ce49" table:formula="of:=[.L12]" office:value-type="float" office:value="0">
            <text:p>0</text:p>
          </table:table-cell>
          <table:table-cell table:style-name="ce49" table:formula="of:=[.M12]" office:value-type="float" office:value="0">
            <text:p>0</text:p>
          </table:table-cell>
          <table:table-cell table:style-name="ce49" table:formula="of:=[.N12]" office:value-type="float" office:value="0">
            <text:p>0</text:p>
          </table:table-cell>
          <table:table-cell table:style-name="ce49" table:formula="of:=[.O12]" office:value-type="float" office:value="0">
            <text:p>0</text:p>
          </table:table-cell>
          <table:table-cell table:style-name="ce48" table:formula="of:=SUM([.B12:.P1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Hardwa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13]" office:value-type="float" office:value="0">
            <text:p>0</text:p>
          </table:table-cell>
          <table:table-cell table:style-name="ce49" table:formula="of:=[.D13]" office:value-type="float" office:value="0">
            <text:p>0</text:p>
          </table:table-cell>
          <table:table-cell table:style-name="ce49" table:formula="of:=[.E13]" office:value-type="float" office:value="0">
            <text:p>0</text:p>
          </table:table-cell>
          <table:table-cell table:style-name="ce49" table:formula="of:=[.F13]" office:value-type="float" office:value="0">
            <text:p>0</text:p>
          </table:table-cell>
          <table:table-cell table:style-name="ce49" table:formula="of:=[.G13]" office:value-type="float" office:value="0">
            <text:p>0</text:p>
          </table:table-cell>
          <table:table-cell table:style-name="ce49" table:formula="of:=[.H13]" office:value-type="float" office:value="0">
            <text:p>0</text:p>
          </table:table-cell>
          <table:table-cell table:style-name="ce49" table:formula="of:=[.I13]" office:value-type="float" office:value="0">
            <text:p>0</text:p>
          </table:table-cell>
          <table:table-cell table:style-name="ce49" table:formula="of:=[.J13]" office:value-type="float" office:value="0">
            <text:p>0</text:p>
          </table:table-cell>
          <table:table-cell table:style-name="ce49" table:formula="of:=[.K13]" office:value-type="float" office:value="0">
            <text:p>0</text:p>
          </table:table-cell>
          <table:table-cell table:style-name="ce49" table:formula="of:=[.L13]" office:value-type="float" office:value="0">
            <text:p>0</text:p>
          </table:table-cell>
          <table:table-cell table:style-name="ce49" table:formula="of:=[.M13]" office:value-type="float" office:value="0">
            <text:p>0</text:p>
          </table:table-cell>
          <table:table-cell table:style-name="ce49" table:formula="of:=[.N13]" office:value-type="float" office:value="0">
            <text:p>0</text:p>
          </table:table-cell>
          <table:table-cell table:style-name="ce49" table:formula="of:=[.O13]" office:value-type="float" office:value="0">
            <text:p>0</text:p>
          </table:table-cell>
          <table:table-cell table:style-name="ce48" table:formula="of:=SUM([.B13:.P1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2.0GHz, 1GB RAM, netCard 3com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14]" office:value-type="float" office:value="0">
            <text:p>0</text:p>
          </table:table-cell>
          <table:table-cell table:style-name="ce49" table:formula="of:=[.D14]" office:value-type="float" office:value="0">
            <text:p>0</text:p>
          </table:table-cell>
          <table:table-cell table:style-name="ce49" table:formula="of:=[.E14]" office:value-type="float" office:value="0">
            <text:p>0</text:p>
          </table:table-cell>
          <table:table-cell table:style-name="ce49" table:formula="of:=[.F14]" office:value-type="float" office:value="0">
            <text:p>0</text:p>
          </table:table-cell>
          <table:table-cell table:style-name="ce49" table:formula="of:=[.G14]" office:value-type="float" office:value="0">
            <text:p>0</text:p>
          </table:table-cell>
          <table:table-cell table:style-name="ce49" table:formula="of:=[.H14]" office:value-type="float" office:value="0">
            <text:p>0</text:p>
          </table:table-cell>
          <table:table-cell table:style-name="ce49" table:formula="of:=[.I14]" office:value-type="float" office:value="0">
            <text:p>0</text:p>
          </table:table-cell>
          <table:table-cell table:style-name="ce49" table:formula="of:=[.J14]" office:value-type="float" office:value="0">
            <text:p>0</text:p>
          </table:table-cell>
          <table:table-cell table:style-name="ce49" table:formula="of:=[.K14]" office:value-type="float" office:value="0">
            <text:p>0</text:p>
          </table:table-cell>
          <table:table-cell table:style-name="ce49" table:formula="of:=[.L14]" office:value-type="float" office:value="0">
            <text:p>0</text:p>
          </table:table-cell>
          <table:table-cell table:style-name="ce49" table:formula="of:=[.M14]" office:value-type="float" office:value="0">
            <text:p>0</text:p>
          </table:table-cell>
          <table:table-cell table:style-name="ce49" table:formula="of:=[.N14]" office:value-type="float" office:value="0">
            <text:p>0</text:p>
          </table:table-cell>
          <table:table-cell table:style-name="ce49" table:formula="of:=[.O14]" office:value-type="float" office:value="0">
            <text:p>0</text:p>
          </table:table-cell>
          <table:table-cell table:style-name="ce48" table:formula="of:=SUM([.B14:.P1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softwa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15]" office:value-type="float" office:value="0">
            <text:p>0</text:p>
          </table:table-cell>
          <table:table-cell table:style-name="ce49" table:formula="of:=[.D15]" office:value-type="float" office:value="0">
            <text:p>0</text:p>
          </table:table-cell>
          <table:table-cell table:style-name="ce49" table:formula="of:=[.E15]" office:value-type="float" office:value="0">
            <text:p>0</text:p>
          </table:table-cell>
          <table:table-cell table:style-name="ce49" table:formula="of:=[.F15]" office:value-type="float" office:value="0">
            <text:p>0</text:p>
          </table:table-cell>
          <table:table-cell table:style-name="ce49" table:formula="of:=[.G15]" office:value-type="float" office:value="0">
            <text:p>0</text:p>
          </table:table-cell>
          <table:table-cell table:style-name="ce49" table:formula="of:=[.H15]" office:value-type="float" office:value="0">
            <text:p>0</text:p>
          </table:table-cell>
          <table:table-cell table:style-name="ce49" table:formula="of:=[.I15]" office:value-type="float" office:value="0">
            <text:p>0</text:p>
          </table:table-cell>
          <table:table-cell table:style-name="ce49" table:formula="of:=[.J15]" office:value-type="float" office:value="0">
            <text:p>0</text:p>
          </table:table-cell>
          <table:table-cell table:style-name="ce49" table:formula="of:=[.K15]" office:value-type="float" office:value="0">
            <text:p>0</text:p>
          </table:table-cell>
          <table:table-cell table:style-name="ce49" table:formula="of:=[.L15]" office:value-type="float" office:value="0">
            <text:p>0</text:p>
          </table:table-cell>
          <table:table-cell table:style-name="ce49" table:formula="of:=[.M15]" office:value-type="float" office:value="0">
            <text:p>0</text:p>
          </table:table-cell>
          <table:table-cell table:style-name="ce49" table:formula="of:=[.N15]" office:value-type="float" office:value="0">
            <text:p>0</text:p>
          </table:table-cell>
          <table:table-cell table:style-name="ce49" table:formula="of:=[.O15]" office:value-type="float" office:value="0">
            <text:p>0</text:p>
          </table:table-cell>
          <table:table-cell table:style-name="ce48" table:formula="of:=SUM([.B15:.P1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ubuntu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16]" office:value-type="float" office:value="0">
            <text:p>0</text:p>
          </table:table-cell>
          <table:table-cell table:style-name="ce49" table:formula="of:=[.D16]" office:value-type="float" office:value="0">
            <text:p>0</text:p>
          </table:table-cell>
          <table:table-cell table:style-name="ce49" table:formula="of:=[.E16]" office:value-type="float" office:value="0">
            <text:p>0</text:p>
          </table:table-cell>
          <table:table-cell table:style-name="ce49" table:formula="of:=[.F16]" office:value-type="float" office:value="0">
            <text:p>0</text:p>
          </table:table-cell>
          <table:table-cell table:style-name="ce49" table:formula="of:=[.G16]" office:value-type="float" office:value="0">
            <text:p>0</text:p>
          </table:table-cell>
          <table:table-cell table:style-name="ce49" table:formula="of:=[.H16]" office:value-type="float" office:value="0">
            <text:p>0</text:p>
          </table:table-cell>
          <table:table-cell table:style-name="ce49" table:formula="of:=[.I16]" office:value-type="float" office:value="0">
            <text:p>0</text:p>
          </table:table-cell>
          <table:table-cell table:style-name="ce49" table:formula="of:=[.J16]" office:value-type="float" office:value="0">
            <text:p>0</text:p>
          </table:table-cell>
          <table:table-cell table:style-name="ce49" table:formula="of:=[.K16]" office:value-type="float" office:value="0">
            <text:p>0</text:p>
          </table:table-cell>
          <table:table-cell table:style-name="ce49" table:formula="of:=[.L16]" office:value-type="float" office:value="0">
            <text:p>0</text:p>
          </table:table-cell>
          <table:table-cell table:style-name="ce49" table:formula="of:=[.M16]" office:value-type="float" office:value="0">
            <text:p>0</text:p>
          </table:table-cell>
          <table:table-cell table:style-name="ce49" table:formula="of:=[.N16]" office:value-type="float" office:value="0">
            <text:p>0</text:p>
          </table:table-cell>
          <table:table-cell table:style-name="ce49" table:formula="of:=[.O16]" office:value-type="float" office:value="0">
            <text:p>0</text:p>
          </table:table-cell>
          <table:table-cell table:style-name="ce48" table:formula="of:=SUM([.B16:.P16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Usa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17:.P17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User interfa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18:.P18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java servlet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19:.P19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Distribu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20:.P2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Java RMI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21:.P21])-1" office:value-type="float" office:value="4">
            <text:p>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ompati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22]" office:value-type="float" office:value="0">
            <text:p>0</text:p>
          </table:table-cell>
          <table:table-cell table:style-name="ce49" table:formula="of:=[.D22]" office:value-type="float" office:value="0">
            <text:p>0</text:p>
          </table:table-cell>
          <table:table-cell table:style-name="ce49" table:formula="of:=[.E22]" office:value-type="float" office:value="0">
            <text:p>0</text:p>
          </table:table-cell>
          <table:table-cell table:style-name="ce49" table:formula="of:=[.F22]" office:value-type="float" office:value="0">
            <text:p>0</text:p>
          </table:table-cell>
          <table:table-cell table:style-name="ce49" table:formula="of:=[.G22]" office:value-type="float" office:value="0">
            <text:p>0</text:p>
          </table:table-cell>
          <table:table-cell table:style-name="ce49" table:formula="of:=[.H22]" office:value-type="float" office:value="0">
            <text:p>0</text:p>
          </table:table-cell>
          <table:table-cell table:style-name="ce49" table:formula="of:=[.I22]" office:value-type="float" office:value="0">
            <text:p>0</text:p>
          </table:table-cell>
          <table:table-cell table:style-name="ce49" table:formula="of:=[.J22]" office:value-type="float" office:value="0">
            <text:p>0</text:p>
          </table:table-cell>
          <table:table-cell table:style-name="ce49" table:formula="of:=[.K22]" office:value-type="float" office:value="0">
            <text:p>0</text:p>
          </table:table-cell>
          <table:table-cell table:style-name="ce49" table:formula="of:=[.L22]" office:value-type="float" office:value="0">
            <text:p>0</text:p>
          </table:table-cell>
          <table:table-cell table:style-name="ce49" table:formula="of:=[.M22]" office:value-type="float" office:value="0">
            <text:p>0</text:p>
          </table:table-cell>
          <table:table-cell table:style-name="ce49" table:formula="of:=[.N22]" office:value-type="float" office:value="0">
            <text:p>0</text:p>
          </table:table-cell>
          <table:table-cell table:style-name="ce49" table:formula="of:=[.O22]" office:value-type="float" office:value="0">
            <text:p>0</text:p>
          </table:table-cell>
          <table:table-cell table:style-name="ce48" table:formula="of:=SUM([.B22:.P2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Standard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23]" office:value-type="float" office:value="0">
            <text:p>0</text:p>
          </table:table-cell>
          <table:table-cell table:style-name="ce49" table:formula="of:=[.D23]" office:value-type="float" office:value="0">
            <text:p>0</text:p>
          </table:table-cell>
          <table:table-cell table:style-name="ce49" table:formula="of:=[.E23]" office:value-type="float" office:value="0">
            <text:p>0</text:p>
          </table:table-cell>
          <table:table-cell table:style-name="ce49" table:formula="of:=[.F23]" office:value-type="float" office:value="0">
            <text:p>0</text:p>
          </table:table-cell>
          <table:table-cell table:style-name="ce49" table:formula="of:=[.G23]" office:value-type="float" office:value="0">
            <text:p>0</text:p>
          </table:table-cell>
          <table:table-cell table:style-name="ce49" table:formula="of:=[.H23]" office:value-type="float" office:value="0">
            <text:p>0</text:p>
          </table:table-cell>
          <table:table-cell table:style-name="ce49" table:formula="of:=[.I23]" office:value-type="float" office:value="0">
            <text:p>0</text:p>
          </table:table-cell>
          <table:table-cell table:style-name="ce49" table:formula="of:=[.J23]" office:value-type="float" office:value="0">
            <text:p>0</text:p>
          </table:table-cell>
          <table:table-cell table:style-name="ce49" table:formula="of:=[.K23]" office:value-type="float" office:value="0">
            <text:p>0</text:p>
          </table:table-cell>
          <table:table-cell table:style-name="ce49" table:formula="of:=[.L23]" office:value-type="float" office:value="0">
            <text:p>0</text:p>
          </table:table-cell>
          <table:table-cell table:style-name="ce49" table:formula="of:=[.M23]" office:value-type="float" office:value="0">
            <text:p>0</text:p>
          </table:table-cell>
          <table:table-cell table:style-name="ce49" table:formula="of:=[.N23]" office:value-type="float" office:value="0">
            <text:p>0</text:p>
          </table:table-cell>
          <table:table-cell table:style-name="ce49" table:formula="of:=[.O23]" office:value-type="float" office:value="0">
            <text:p>0</text:p>
          </table:table-cell>
          <table:table-cell table:style-name="ce48" table:formula="of:=SUM([.B23:.P2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Performan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24]" office:value-type="float" office:value="0">
            <text:p>0</text:p>
          </table:table-cell>
          <table:table-cell table:style-name="ce49" table:formula="of:=[.D24]" office:value-type="float" office:value="0">
            <text:p>0</text:p>
          </table:table-cell>
          <table:table-cell table:style-name="ce49" table:formula="of:=[.E24]" office:value-type="float" office:value="0">
            <text:p>0</text:p>
          </table:table-cell>
          <table:table-cell table:style-name="ce49" table:formula="of:=[.F24]" office:value-type="float" office:value="0">
            <text:p>0</text:p>
          </table:table-cell>
          <table:table-cell table:style-name="ce49" table:formula="of:=[.G24]" office:value-type="float" office:value="0">
            <text:p>0</text:p>
          </table:table-cell>
          <table:table-cell table:style-name="ce49" table:formula="of:=[.H24]" office:value-type="float" office:value="0">
            <text:p>0</text:p>
          </table:table-cell>
          <table:table-cell table:style-name="ce49" table:formula="of:=[.I24]" office:value-type="float" office:value="0">
            <text:p>0</text:p>
          </table:table-cell>
          <table:table-cell table:style-name="ce49" table:formula="of:=[.J24]" office:value-type="float" office:value="0">
            <text:p>0</text:p>
          </table:table-cell>
          <table:table-cell table:style-name="ce49" table:formula="of:=[.K24]" office:value-type="float" office:value="0">
            <text:p>0</text:p>
          </table:table-cell>
          <table:table-cell table:style-name="ce49" table:formula="of:=[.L24]" office:value-type="float" office:value="0">
            <text:p>0</text:p>
          </table:table-cell>
          <table:table-cell table:style-name="ce49" table:formula="of:=[.M24]" office:value-type="float" office:value="0">
            <text:p>0</text:p>
          </table:table-cell>
          <table:table-cell table:style-name="ce49" table:formula="of:=[.N24]" office:value-type="float" office:value="0">
            <text:p>0</text:p>
          </table:table-cell>
          <table:table-cell table:style-name="ce49" table:formula="of:=[.O24]" office:value-type="float" office:value="0">
            <text:p>0</text:p>
          </table:table-cell>
          <table:table-cell table:style-name="ce48" table:formula="of:=SUM([.B24:.P2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response tim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formula="of:=[.C25]" office:value-type="float" office:value="0">
            <text:p>0</text:p>
          </table:table-cell>
          <table:table-cell table:style-name="ce49" table:formula="of:=[.D25]" office:value-type="float" office:value="0">
            <text:p>0</text:p>
          </table:table-cell>
          <table:table-cell table:style-name="ce49" table:formula="of:=[.E25]" office:value-type="float" office:value="0">
            <text:p>0</text:p>
          </table:table-cell>
          <table:table-cell table:style-name="ce49" table:formula="of:=[.F25]" office:value-type="float" office:value="0">
            <text:p>0</text:p>
          </table:table-cell>
          <table:table-cell table:style-name="ce49" table:formula="of:=[.G25]" office:value-type="float" office:value="0">
            <text:p>0</text:p>
          </table:table-cell>
          <table:table-cell table:style-name="ce49" table:formula="of:=[.H25]" office:value-type="float" office:value="0">
            <text:p>0</text:p>
          </table:table-cell>
          <table:table-cell table:style-name="ce49" table:formula="of:=[.I25]" office:value-type="float" office:value="0">
            <text:p>0</text:p>
          </table:table-cell>
          <table:table-cell table:style-name="ce49" table:formula="of:=[.J25]" office:value-type="float" office:value="0">
            <text:p>0</text:p>
          </table:table-cell>
          <table:table-cell table:style-name="ce49" table:formula="of:=[.K25]" office:value-type="float" office:value="0">
            <text:p>0</text:p>
          </table:table-cell>
          <table:table-cell table:style-name="ce49" table:formula="of:=[.L25]" office:value-type="float" office:value="0">
            <text:p>0</text:p>
          </table:table-cell>
          <table:table-cell table:style-name="ce49" table:formula="of:=[.M25]" office:value-type="float" office:value="0">
            <text:p>0</text:p>
          </table:table-cell>
          <table:table-cell table:style-name="ce49" table:formula="of:=[.N25]" office:value-type="float" office:value="0">
            <text:p>0</text:p>
          </table:table-cell>
          <table:table-cell table:style-name="ce49" table:formula="of:=[.O25]" office:value-type="float" office:value="0">
            <text:p>0</text:p>
          </table:table-cell>
          <table:table-cell table:style-name="ce48" table:formula="of:=SUM([.B25:.P2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secur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26:.P26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encryp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27:.P2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availa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28:.P2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exception handling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29:.P2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omplaint manageme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0:.P3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omplaint specification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1:.P3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food complai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2:.P32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animal complai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3:.P33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special complai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4:.P3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support services for user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8" table:formula="of:=SUM([.B35:.P35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query informa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8" table:formula="of:=SUM([.B36:.P36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infrastructure manageme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7:.P3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register tabl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8:.P3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upate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39:.P39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logi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40:.P4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logou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41:.P4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hange logged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42:.P42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register new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43:.P43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update health uni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44:.P4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9" office:value-type="string">
            <text:p>concurrenc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45:.P45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8" office:value-type="string">
            <text:p>tang(f)</text:p>
          </table:table-cell>
          <table:table-cell table:style-name="ce48" table:formula="of:=SUM([.B8:.B45])-1" office:value-type="float" office:value="7">
            <text:p>7</text:p>
          </table:table-cell>
          <table:table-cell table:style-name="ce48" table:formula="of:=SUM([.C8:.C45])-1" office:value-type="float" office:value="1">
            <text:p>1</text:p>
          </table:table-cell>
          <table:table-cell table:style-name="ce48" table:formula="of:=SUM([.D8:.D45])-1" office:value-type="float" office:value="1">
            <text:p>1</text:p>
          </table:table-cell>
          <table:table-cell table:style-name="ce48" table:formula="of:=SUM([.E8:.E45])-1" office:value-type="float" office:value="24">
            <text:p>24</text:p>
          </table:table-cell>
          <table:table-cell table:style-name="ce48" table:formula="of:=SUM([.F8:.F45])-1" office:value-type="float" office:value="4">
            <text:p>4</text:p>
          </table:table-cell>
          <table:table-cell table:style-name="ce48" table:formula="of:=SUM([.G8:.G45])-1" office:value-type="float" office:value="4">
            <text:p>4</text:p>
          </table:table-cell>
          <table:table-cell table:style-name="ce48" table:formula="of:=SUM([.H8:.H45])-1" office:value-type="float" office:value="2">
            <text:p>2</text:p>
          </table:table-cell>
          <table:table-cell table:style-name="ce48" table:formula="of:=SUM([.I8:.I45])-1" office:value-type="float" office:value="2">
            <text:p>2</text:p>
          </table:table-cell>
          <table:table-cell table:style-name="ce48" table:formula="of:=SUM([.J8:.J45])-1" office:value-type="float" office:value="9">
            <text:p>9</text:p>
          </table:table-cell>
          <table:table-cell table:style-name="ce48" table:formula="of:=SUM([.K8:.K45])-1" office:value-type="float" office:value="1">
            <text:p>1</text:p>
          </table:table-cell>
          <table:table-cell table:style-name="ce48" table:formula="of:=SUM([.L8:.L45])-1" office:value-type="float" office:value="1">
            <text:p>1</text:p>
          </table:table-cell>
          <table:table-cell table:style-name="ce48" table:formula="of:=SUM([.M8:.M45])-1" office:value-type="float" office:value="1">
            <text:p>1</text:p>
          </table:table-cell>
          <table:table-cell table:style-name="ce48" table:formula="of:=SUM([.N8:.N45])-1" office:value-type="float" office:value="17">
            <text:p>17</text:p>
          </table:table-cell>
          <table:table-cell table:style-name="ce48" table:formula="of:=SUM([.O8:.O45])-1" office:value-type="float" office:value="4">
            <text:p>4</text:p>
          </table:table-cell>
          <table:table-cell table:style-name="ce48" table:formula="of:=SUM([.P8:.P45])-1" office:value-type="float" office:value="21">
            <text:p>21</text:p>
          </table:table-cell>
          <table:table-cell table:style-name="ce48"/>
          <table:table-cell table:number-columns-repeated="1006"/>
          <table:table-cell table:style-name="Default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>
            <text:p>PHC-HW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48" office:value-type="string">
            <text:p># modules</text:p>
          </table:table-cell>
          <table:table-cell table:style-name="ce48" table:formula="of:=[size.C10]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# features</text:p>
          </table:table-cell>
          <table:table-cell table:style-name="ce48" table:formula="of:=[size.C11]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sum sca(f)</text:p>
          </table:table-cell>
          <table:table-cell table:style-name="ce48" table:formula="of:=SUM([.Q8:.Q45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fscaf(f)</text:p>
          </table:table-cell>
          <table:table-cell table:style-name="ce51" table:formula="of:=[.B53]/([.B51]*[.B52])" office:value-type="float" office:value="0.133333333333333">
            <text:p>0.133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sum tang(f)</text:p>
          </table:table-cell>
          <table:table-cell table:style-name="ce48" table:formula="of:=SUM([.B46:.P46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ftang(f)</text:p>
          </table:table-cell>
          <table:table-cell table:style-name="ce51" table:formula="of:=[.B55]/([.B51]*[.B52])" office:value-type="float" office:value="0.173684210526316">
            <text:p>0.1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table:formula="of:=[.A7]" office:value-type="string" office:string-value="Features/Architectural Elements">
            <text:p>Features/Architectural Elements</text:p>
          </table:table-cell>
          <table:table-cell table:style-name="ce48" office:value-type="string">
            <text:p>client.distribution</text:p>
          </table:table-cell>
          <table:table-cell table:style-name="ce48" office:value-type="string">
            <text:p>business</text:p>
          </table:table-cell>
          <table:table-cell table:style-name="ce48" office:value-type="string">
            <text:p>concurrency</text:p>
          </table:table-cell>
          <table:table-cell table:style-name="ce48" office:value-type="string">
            <text:p>datalayer</text:p>
          </table:table-cell>
          <table:table-cell table:style-name="ce48" office:value-type="string">
            <text:p>gui</text:p>
          </table:table-cell>
          <table:table-cell table:style-name="ce48" office:value-type="string">
            <text:p>hwtimestamp</text:p>
          </table:table-cell>
          <table:table-cell table:style-name="ce48" office:value-type="string">
            <text:p>server.distribution</text:p>
          </table:table-cell>
          <table:table-cell table:style-name="ce48" office:value-type="string">
            <text:p>sca(f)</text:p>
          </table:table-cell>
          <table:table-cell table:style-name="ce19" table:number-columns-repeated="1015"/>
        </table:table-row>
        <table:table-row table:style-name="ro1">
          <table:table-cell table:style-name="ce49" table:formula="of:=[.A8]" office:value-type="string" office:string-value="PublicHealthComplaint">
            <text:p>PublicHealthComplai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8" table:formula="of:=SUM([.B60:.H60])-1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49" table:formula="of:=[.A9]" office:value-type="string" office:string-value="Persistence">
            <text:p>Persisten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1:.H61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9" table:formula="of:=[.A10]" office:value-type="string" office:string-value="Database">
            <text:p>Databas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2:.H62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9" table:formula="of:=[.A11]" office:value-type="string" office:string-value="Mysql">
            <text:p>Mysql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3:.H63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9" table:formula="of:=[.A12]" office:value-type="string" office:string-value="Computer Infrastructure">
            <text:p>Computer Infrastructu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4:.H6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13]" office:value-type="string" office:string-value="Hardware">
            <text:p>Hardwa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5:.H6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14]" office:value-type="string" office:string-value="2.0GHz, 1GB RAM, netCard 3com">
            <text:p>2.0GHz, 1GB RAM, netCard 3com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6:.H6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15]" office:value-type="string" office:string-value="software">
            <text:p>softwar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7:.H6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16]" office:value-type="string" office:string-value="ubuntu">
            <text:p>ubuntu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8:.H68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17]" office:value-type="string" office:string-value="Usability">
            <text:p>Usa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69:.H69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9" table:formula="of:=[.A18]" office:value-type="string" office:string-value="User interface">
            <text:p>User interfa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0:.H7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19]" office:value-type="string" office:string-value="java servlets">
            <text:p>java servlet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1:.H7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20]" office:value-type="string" office:string-value="Distribution">
            <text:p>Distribution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72:.H72])-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49" table:formula="of:=[.A21]" office:value-type="string" office:string-value="Java RMI">
            <text:p>Java RMI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73:.H73])-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49" table:formula="of:=[.A22]" office:value-type="string" office:string-value="Compatibility">
            <text:p>Compati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4:.H7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23]" office:value-type="string" office:string-value="Standards">
            <text:p>Standard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5:.H7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24]" office:value-type="string" office:string-value="Performance">
            <text:p>Performan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6:.H7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25]" office:value-type="string" office:string-value="response time">
            <text:p>response tim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77:.H7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9" table:formula="of:=[.A26]" office:value-type="string" office:string-value="security">
            <text:p>security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78:.H78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27]" office:value-type="string" office:string-value="encryption">
            <text:p>encryption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8" table:formula="of:=SUM([.B79:.H79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28]" office:value-type="string" office:string-value="availability">
            <text:p>availability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0:.H8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29]" office:value-type="string" office:string-value="exception handling">
            <text:p>exception handling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1:.H8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9" table:formula="of:=[.A30]" office:value-type="string" office:string-value="complaint management">
            <text:p>complaint manageme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2:.H8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1]" office:value-type="string" office:string-value="complaint specification">
            <text:p>complaint specifica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3:.H8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2]" office:value-type="string" office:string-value="food complaint">
            <text:p>food complai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4:.H8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3]" office:value-type="string" office:string-value="animal complaint">
            <text:p>animal complai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5:.H8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4]" office:value-type="string" office:string-value="special complaint">
            <text:p>special complai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6:.H8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5]" office:value-type="string" office:string-value="support services for users">
            <text:p>support services for user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7:.H87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6]" office:value-type="string" office:string-value="query information">
            <text:p>query informa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8:.H88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7]" office:value-type="string" office:string-value="infrastructure management">
            <text:p>infrastructure managemen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89:.H89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8]" office:value-type="string" office:string-value="register tables">
            <text:p>register tabl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0:.H90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39]" office:value-type="string" office:string-value="upate employee">
            <text:p>upate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1:.H91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0]" office:value-type="string" office:string-value="login">
            <text:p>logi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2:.H9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1]" office:value-type="string" office:string-value="logout">
            <text:p>logou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3:.H9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2]" office:value-type="string" office:string-value="change logged employee">
            <text:p>change logged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4:.H9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3]" office:value-type="string" office:string-value="register new employee">
            <text:p>register new employe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5:.H9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4]" office:value-type="string" office:string-value="update health unit">
            <text:p>update health unit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6:.H9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9" table:formula="of:=[.A45]" office:value-type="string" office:string-value="concurrency">
            <text:p>concurrency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8" table:formula="of:=SUM([.B97:.H97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8" office:value-type="string">
            <text:p>tang(f)</text:p>
          </table:table-cell>
          <table:table-cell table:style-name="ce48" table:formula="of:=SUM([.B60:.B97])-1" office:value-type="float" office:value="4">
            <text:p>4</text:p>
          </table:table-cell>
          <table:table-cell table:style-name="ce48" table:formula="of:=SUM([.C60:.C97])-1" office:value-type="float" office:value="17">
            <text:p>17</text:p>
          </table:table-cell>
          <table:table-cell table:style-name="ce48" table:formula="of:=SUM([.D60:.D97])-1" office:value-type="float" office:value="1">
            <text:p>1</text:p>
          </table:table-cell>
          <table:table-cell table:style-name="ce48" table:formula="of:=SUM([.E60:.E97])-1" office:value-type="float" office:value="24">
            <text:p>24</text:p>
          </table:table-cell>
          <table:table-cell table:style-name="ce48" table:formula="of:=SUM([.F60:.F97])-1" office:value-type="float" office:value="21">
            <text:p>21</text:p>
          </table:table-cell>
          <table:table-cell table:style-name="ce48" table:formula="of:=SUM([.G60:.G97])-1" office:value-type="float" office:value="0">
            <text:p>0</text:p>
          </table:table-cell>
          <table:table-cell table:style-name="ce48" table:formula="of:=SUM([.H60:.H97])-1" office:value-type="float" office:value="4">
            <text:p>4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>
            <text:p>Legacy-HW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8" office:value-type="string">
            <text:p># modules</text:p>
          </table:table-cell>
          <table:table-cell table:style-name="ce49" table:formula="of:=COUNTA([.B59:.H59])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# features</text:p>
          </table:table-cell>
          <table:table-cell table:style-name="ce49" table:formula="of:=COUNTA([.A60:.A97])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sum sca(f)</text:p>
          </table:table-cell>
          <table:table-cell table:style-name="ce49" table:formula="of:=SUM([.I60:.I97])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fscaf(f)</text:p>
          </table:table-cell>
          <table:table-cell table:style-name="ce54" table:formula="of:=[.B103]/([.B101]*[.B102])" office:value-type="float" office:value="0.150375939849624">
            <text:p>0.150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sum tang(f)</text:p>
          </table:table-cell>
          <table:table-cell table:style-name="ce49" table:formula="of:=SUM([.B98:.H98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ftang(f)</text:p>
          </table:table-cell>
          <table:table-cell table:style-name="ce54" table:formula="of:=[.B105]/([.B101]*[.B102])" office:value-type="float" office:value="0.266917293233083">
            <text:p>0.267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euse" table:style-name="ta1" table:print="false">
        <table:table-column table:style-name="co45" table:default-cell-style-name="ce1"/>
        <table:table-column table:style-name="co46" table:default-cell-style-name="ce1"/>
        <table:table-column table:style-name="co48" table:default-cell-style-name="ce1"/>
        <table:table-column table:style-name="co4" table:default-cell-style-name="Default"/>
        <table:table-column table:style-name="co49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52" office:value-type="string">
            <text:p>LOC reused</text:p>
          </table:table-cell>
          <table:table-cell table:style-name="ce53" table:formula="of:=SUM([.C57:.C365])" office:value-type="float" office:value="6236">
            <text:p>6236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52" office:value-type="string">
            <text:p>Classes reused</text:p>
          </table:table-cell>
          <table:table-cell table:style-name="ce52" table:formula="of:=COUNT([.C10:.C366])" office:value-type="float" office:value="74">
            <text:p>7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6" office:value-type="string">
            <text:p>PHC-Healthwatcher</text:p>
          </table:table-cell>
          <table:table-cell table:style-name="ce26" office:value-type="string">
            <text:p>standalone-Healthwatcher</text:p>
          </table:table-cell>
          <table:table-cell table:style-name="ce26" office:value-type="string">
            <text:p>reused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dapterTransactions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Client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Complaint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ConnectionDB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Disease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Employee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FacadeHandler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HealthUnit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HealthUnitRepository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Persistence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Persistence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RSSFeeds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Server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SpecialityRepository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SyncManager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Timestamp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Transactions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AUpdateFeeds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AnimalComplaint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Client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Complaint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Complaint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Disease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Employee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EmployeeMgt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Employee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Facade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FoodComplaint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FoodComplaintUtil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GeneralComplaintUtil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HealthUnitMgt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HealthUnit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HealthUnitRepository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HWServlet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Infra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Persistence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PersistenceComplaintMgr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PersistenceConcurrency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PersistenceMechanism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RSSFeeds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RSSFeedsMgtEH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ServerDistribution.aj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SpecialityRepository.java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>
            <text:p>AdapterSpecialityRepositoryEH.aj</text:p>
          </table:table-cell>
          <table:table-cell table:style-name="ce26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AdapterSupportDistribution.aj</text:p>
          </table:table-cell>
          <table:table-cell table:style-name="ce26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AdapterUpdateFeeds.aj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" office:value-type="string">
            <text:p>AdapterUserInterfaceServlets.aj</text:p>
          </table:table-cell>
          <table:table-cell table:style-name="ce26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AdapterVP.aj</text:p>
          </table:table-cell>
          <table:table-cell table:style-name="ce26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Address.java</text:p>
          </table:table-cell>
          <table:table-cell table:style-name="ce2" office:value-type="string">
            <text:p>Address.java</text:p>
          </table:table-cell>
          <table:table-cell table:style-name="ce2" office:value-type="float" office:value="101">
            <text:p>10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ddress.java</text:p>
          </table:table-cell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Address.java</text:p>
          </table:table-cell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AddressRepositoryRDB.java</text:p>
          </table:table-cell>
          <table:table-cell table:style-name="ce2" office:value-type="string">
            <text:p>AddressRepositoryRDB.java</text:p>
          </table:table-cell>
          <table:table-cell table:style-name="ce2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ddressRepositoryRDB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 office:value-type="string">
            <text:p>AnimalComplaint.java</text:p>
          </table:table-cell>
          <table:table-cell table:style-name="ce2"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municationException.java</text:p>
          </table:table-cell>
          <table:table-cell table:style-name="ce2" office:value-type="string">
            <text:p>CommunicationException.java</text:p>
          </table:table-cell>
          <table:table-cell table:style-name="ce2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mplaint.java</text:p>
          </table:table-cell>
          <table:table-cell table:style-name="ce2" office:value-type="string">
            <text:p>Complaint.java</text:p>
          </table:table-cell>
          <table:table-cell table:style-name="ce2" office:value-type="float" office:value="135">
            <text:p>13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ComplaintRecord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ComplaintRepositoryArray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office:value-type="string">
            <text:p>ComplaintRepositoryRDB.java</text:p>
          </table:table-cell>
          <table:table-cell table:style-name="ce2" office:value-type="float" office:value="393">
            <text:p>39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ConcreteIterator.java</text:p>
          </table:table-cell>
          <table:table-cell table:style-name="ce2" office:value-type="string">
            <text:p>ConcreteIterator.java</text:p>
          </table:table-cell>
          <table:table-cell table:style-name="ce2"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currencyManager.java</text:p>
          </table:table-cell>
          <table:table-cell table:style-name="ce2" office:value-type="string">
            <text:p>ConcurrencyManager.java</text:p>
          </table:table-cell>
          <table:table-cell table:style-name="ce2"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ConcurrencyManager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Constants.java</text:p>
          </table:table-cell>
          <table:table-cell table:style-name="ce2" office:value-type="string">
            <text:p>Constants.java</text:p>
          </table:table-cell>
          <table:table-cell table:style-name="ce2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ate.java</text:p>
          </table:table-cell>
          <table:table-cell table:style-name="ce2" office:value-type="string">
            <text:p>Date.java</text:p>
          </table:table-cell>
          <table:table-cell office:value-type="float" office:value="598">
            <text:p>59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ate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Dat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DiseaseRecord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iseaseType.java</text:p>
          </table:table-cell>
          <table:table-cell table:style-name="ce2" office:value-type="string">
            <text:p>DiseaseType.java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seaseTypeRepositoryArray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DiseaseTypeRepositoryRDB.java</text:p>
          </table:table-cell>
          <table:table-cell table:style-name="ce2" office:value-type="string">
            <text:p>DiseaseTypeRepositoryRDB.java</text:p>
          </table:table-cell>
          <table:table-cell table:style-name="ce2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rugComplain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DrugComplain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DrugData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DrugData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 office:value-type="string">
            <text:p>Employee.java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EmployeeRecord.java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EmployeeRepositoryArra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mployeeRepositoryRDB.java</text:p>
          </table:table-cell>
          <table:table-cell table:style-name="ce2" office:value-type="string">
            <text:p>EmployeeRepositoryRDB.java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mployeeRepositoryRDB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ExceptionMessages.java</text:p>
          </table:table-cell>
          <table:table-cell table:style-name="ce2" office:value-type="string">
            <text:p>ExceptionMessages.java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acade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FacadeConcurrency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FacadeDiseaseRepositor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FacadeDistribution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FacadeEmploye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FacadeGeneralComplain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HealthUnitMg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HealthUnitReposi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HTMLPageMg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RSSFeeds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SpecialityRepository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acadeUtil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office:value-type="string">
            <text:p>FoodComplaint.java</text:p>
          </table:table-cell>
          <table:table-cell table:style-name="ce2" office:value-type="float" office:value="112">
            <text:p>11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Functions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HealthUnit.java</text:p>
          </table:table-cell>
          <table:table-cell table:style-name="ce2" office:value-type="string">
            <text:p>HealthUnit.java</text:p>
          </table:table-cell>
          <table:table-cell table:style-name="ce2" office:value-type="float" office:value="63">
            <text:p>63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ealthUnitRecord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ealthUnitRepositoryArray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HealthUnitRepositoryRDB.java</text:p>
          </table:table-cell>
          <table:table-cell table:style-name="ce2" office:value-type="string">
            <text:p>HealthUnitRepositoryRDB.java</text:p>
          </table:table-cell>
          <table:table-cell table:style-name="ce2" office:value-type="float" office:value="163">
            <text:p>16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HealthUnitRepositoryRDB.java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>
            <text:p>HealthWatcherFacade.java</text:p>
          </table:table-cell>
          <table:table-cell table:style-name="ce2" office:value-type="string">
            <text:p>HealthWatcherFacade.java</text:p>
          </table:table-cell>
          <table:table-cell table:style-name="ce2" office:value-type="float" office:value="224">
            <text:p>22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HTMLCode.java</text:p>
          </table:table-cell>
          <table:table-cell table:style-name="ce2" office:value-type="string">
            <text:p>HTMLCode.java</text:p>
          </table:table-cell>
          <table:table-cell table:style-name="ce2" office:value-type="float" office:value="117">
            <text:p>117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ClientDistribution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HWDataCollection.aj</text:p>
          </table:table-cell>
          <table:table-cell table:style-name="ce2" office:value-type="string">
            <text:p>HWDataCollection.aj</text:p>
          </table:table-cell>
          <table:table-cell table:style-name="ce2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HWServerDistribution.aj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DistributionExceptionHandler.aj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HWLocalSynchronization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ManagedSynchronization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Persistence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PersistenceExceptionHandler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ServerDistribution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Servlet.java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Timestamp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TransactionExceptionHandler.aj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HWTransactionManagement.aj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Address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IAddressRepositor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AnimalComplain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IComplaintRepositor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Concurrency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at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iseas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iseaseRepository.java</text:p>
          </table:table-cell>
          <table:table-cell table:style-name="ce2" office:value-type="string">
            <text:p>IDiseaseRepository.java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rugComplain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DrugData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Employe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Employe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Employe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IEmployeeRepositor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Facade.java</text:p>
          </table:table-cell>
          <table:table-cell table:style-name="ce2" office:value-type="string">
            <text:p>IFacade.java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FoodComplain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ealthUni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ealthUni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ealthUni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ealthUnit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ealthUnitRepository.java</text:p>
          </table:table-cell>
          <table:table-cell table:style-name="ce2" office:value-type="string">
            <text:p>IHealthUnitRepository.java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Infrastructure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IteratorRMITargetAdapter.java</text:p>
          </table:table-cell>
          <table:table-cell table:style-name="ce2" office:value-type="string">
            <text:p>IIteratorRMITargetAdapter.jav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MedicalSpeciality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nitializeServerConfiguration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nsertEntryException.java</text:p>
          </table:table-cell>
          <table:table-cell table:style-name="ce2" office:value-type="string">
            <text:p>InsertEntryException.java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nvalidDateException.java</text:p>
          </table:table-cell>
          <table:table-cell table:style-name="ce2" office:value-type="string">
            <text:p>InvalidDateException.jav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nvalidSessionException.java</text:p>
          </table:table-cell>
          <table:table-cell table:style-name="ce2" office:value-type="string">
            <text:p>InvalidSessionException.jav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 office:value-type="string">
            <text:p>IPersistenceMechanism.java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QueryInfo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RemoteFacade.java</text:p>
          </table:table-cell>
          <table:table-cell table:style-name="ce2" office:value-type="string">
            <text:p>IRemoteFacade.java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RSSFeeds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RSSFeeds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chedul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ituation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pecialComplain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pecialityRepository.java</text:p>
          </table:table-cell>
          <table:table-cell table:style-name="ce2" office:value-type="string">
            <text:p>ISpecialityRepository.java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SpecialityRepositor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upportServicesMg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uspectMedicalDevice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uspectProduct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SymptomD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ISymptomRepositor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teratorDsk.java</text:p>
          </table:table-cell>
          <table:table-cell table:style-name="ce2" office:value-type="string">
            <text:p>IteratorDsk.java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eratorRMISourceAdapter.java</text:p>
          </table:table-cell>
          <table:table-cell table:style-name="ce2" office:value-type="string">
            <text:p>IteratorRMISourceAdapter.java</text:p>
          </table:table-cell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eratorRMITargetAdapter.java</text:p>
          </table:table-cell>
          <table:table-cell table:style-name="ce2" office:value-type="string">
            <text:p>IteratorRMITargetAdapter.java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Timestamp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pdate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Library.java</text:p>
          </table:table-cell>
          <table:table-cell table:style-name="ce2" office:value-type="string">
            <text:p>Library.java</text:p>
          </table:table-cell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Iterator.java</text:p>
          </table:table-cell>
          <table:table-cell table:style-name="ce2" office:value-type="string">
            <text:p>LocalIterator.java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MedicalSpeciality.java</text:p>
          </table:table-cell>
          <table:table-cell table:style-name="ce2" office:value-type="string">
            <text:p>MedicalSpeciality.java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edicalSpeciality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MedicalSpecialityRecord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ethodExecutor.java</text:p>
          </table:table-cell>
          <table:table-cell table:style-name="ce2" office:value-type="string">
            <text:p>MethodExecutor.java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bjectAlreadyInsertedException.java</text:p>
          </table:table-cell>
          <table:table-cell table:style-name="ce2" office:value-type="string">
            <text:p>ObjectAlreadyInserted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bjectNotFoundException.java</text:p>
          </table:table-cell>
          <table:table-cell table:style-name="ce2" office:value-type="string">
            <text:p>ObjectNotFound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bjectNotValidException.java</text:p>
          </table:table-cell>
          <table:table-cell table:style-name="ce2" office:value-type="string">
            <text:p>ObjectNotValid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ersistenceMechanism.java</text:p>
          </table:table-cell>
          <table:table-cell table:style-name="ce2" office:value-type="string">
            <text:p>PersistenceMechanism.java</text:p>
          </table:table-cell>
          <table:table-cell office:value-type="float" office:value="252">
            <text:p>25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ersistenceMechanismException.java</text:p>
          </table:table-cell>
          <table:table-cell table:style-name="ce2" office:value-type="string">
            <text:p>PersistenceMechanism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ersistenceSoftException.java</text:p>
          </table:table-cell>
          <table:table-cell table:style-name="ce2" office:value-type="string">
            <text:p>PersistenceSoftException.java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RepositoryException.java</text:p>
          </table:table-cell>
          <table:table-cell table:style-name="ce2" office:value-type="string">
            <text:p>Repository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 office:value-type="string">
            <text:p>Schedule.java</text:p>
          </table:table-cell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Serializer.java</text:p>
          </table:table-cell>
          <table:table-cell table:style-name="ce2" office:value-type="string">
            <text:p>Serializer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ConfigRMI.java</text:p>
          </table:table-cell>
          <table:table-cell table:style-name="ce2" office:value-type="string">
            <text:p>ServletConfigRMI.java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GetDataForSearchByDiseaseType.java</text:p>
          </table:table-cell>
          <table:table-cell table:style-name="ce2" office:value-type="string">
            <text:p>ServletGetDataForSearchByDiseaseType.java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GetDataForSearchByHealthUnit.java</text:p>
          </table:table-cell>
          <table:table-cell table:style-name="ce2" office:value-type="string">
            <text:p>ServletGetDataForSearchByHealthUnit.java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GetDataForSearchBySpeciality.java</text:p>
          </table:table-cell>
          <table:table-cell table:style-name="ce2" office:value-type="string">
            <text:p>ServletGetDataForSearchBySpeciality.java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InsertAnimalComplaint.java</text:p>
          </table:table-cell>
          <table:table-cell table:style-name="ce2" office:value-type="string">
            <text:p>ServletInsertAnimalComplaint.java</text:p>
          </table:table-cell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InsertEmployee.java</text:p>
          </table:table-cell>
          <table:table-cell table:style-name="ce2" office:value-type="string">
            <text:p>ServletInsertEmployee.java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InsertFoodComplaint.java</text:p>
          </table:table-cell>
          <table:table-cell table:style-name="ce2" office:value-type="string">
            <text:p>ServletInsertFoodComplaint.java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InsertSpecialComplaint.java</text:p>
          </table:table-cell>
          <table:table-cell table:style-name="ce2" office:value-type="string">
            <text:p>ServletInsertSpecialComplaint.java</text:p>
          </table:table-cell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Login.java</text:p>
          </table:table-cell>
          <table:table-cell table:style-name="ce2" office:value-type="string">
            <text:p>ServletLogin.java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SearchComplaintData.java</text:p>
          </table:table-cell>
          <table:table-cell table:style-name="ce2" office:value-type="string">
            <text:p>ServletSearchComplaintData.java</text:p>
          </table:table-cell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SearchDiseaseData.java</text:p>
          </table:table-cell>
          <table:table-cell table:style-name="ce2" office:value-type="string">
            <text:p>ServletSearchDiseaseData.java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SearchHealthUnitsBySpecialty.java</text:p>
          </table:table-cell>
          <table:table-cell table:style-name="ce2" office:value-type="string">
            <text:p>ServletSearchHealthUnitsBySpecialty.java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SearchSpecialtiesByHealthUnit.java</text:p>
          </table:table-cell>
          <table:table-cell table:style-name="ce2" office:value-type="string">
            <text:p>ServletSearchSpecialtiesByHealthUnit.java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ComplaintData.java</text:p>
          </table:table-cell>
          <table:table-cell table:style-name="ce2" office:value-type="string">
            <text:p>ServletUpdateComplaintData.java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ComplaintSearch.java</text:p>
          </table:table-cell>
          <table:table-cell table:style-name="ce2" office:value-type="string">
            <text:p>ServletUpdateComplaintSearch.java</text:p>
          </table:table-cell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EmployeeData.java</text:p>
          </table:table-cell>
          <table:table-cell table:style-name="ce2" office:value-type="string">
            <text:p>ServletUpdateEmployeeData.java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EmployeeSearch.java</text:p>
          </table:table-cell>
          <table:table-cell table:style-name="ce2" office:value-type="string">
            <text:p>ServletUpdateEmployeeSearch.java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HealthUnitData.java</text:p>
          </table:table-cell>
          <table:table-cell table:style-name="ce2" office:value-type="string">
            <text:p>ServletUpdateHealthUnitData.java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UpdateHealthUnitSearch.java</text:p>
          </table:table-cell>
          <table:table-cell table:style-name="ce2" office:value-type="string">
            <text:p>ServletUpdateHealthUnitSearch.java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rvletWebServer.java</text:p>
          </table:table-cell>
          <table:table-cell table:style-name="ce2" office:value-type="string">
            <text:p>ServletWebServer.java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ituation.java</text:p>
          </table:table-cell>
          <table:table-cell table:style-name="ce2" office:value-type="string">
            <text:p>Situation.java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ituation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SituationFacadeException.java</text:p>
          </table:table-cell>
          <table:table-cell table:style-name="ce2" office:value-type="string">
            <text:p>SituationFacadeException.jav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 office:value-type="string">
            <text:p>SpecialComplaint.java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SpecialityRepositoryArra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pecialityRepositoryRDB.java</text:p>
          </table:table-cell>
          <table:table-cell table:style-name="ce2" office:value-type="string">
            <text:p>SpecialityRepositoryRDB.java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ymptom.java</text:p>
          </table:table-cell>
          <table:table-cell table:style-name="ce2" office:value-type="string">
            <text:p>Symptom.java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SymptomRepositoryArray.jav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imestamp.java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TransactionException.java</text:p>
          </table:table-cell>
          <table:table-cell table:style-name="ce2" office:value-type="string">
            <text:p>TransactionException.jav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pdateEntryException.java</text:p>
          </table:table-cell>
          <table:table-cell table:style-name="ce2" office:value-type="string">
            <text:p>UpdateEntryException.java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ComplaintMg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DiseaseRepository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Employee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EmployeeMgtEH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Exception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GeneralComplain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HealthUnitMg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HealthUnitRepositoryEH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HTMLPageMg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HWServle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InfrastructureMg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PersistenceMechanism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PersistenceMechanism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RSSFeeds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RSSFeedsMgt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SpecialityRepositoryEH.a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>
            <text:p>XPIUserInterfaceServlets.aj</text:p>
          </table:table-cell>
          <table:table-cell table:style-name="ce2"/>
          <table:table-cell table:number-columns-repeated="4"/>
        </table:table-row>
        <table:table-row table:style-name="ro1" table:number-rows-repeated="126">
          <table:table-cell table:style-name="Default" table:number-columns-repeated="2"/>
          <table:table-cell table:number-columns-repeated="4"/>
        </table:table-row>
        <table:table-row table:style-name="ro1" table:number-rows-repeated="1048083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codereuse.A10:codereuse.A3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19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0.701cm" fo:page-height="2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15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Tizzei</meta:initial-creator>
    <meta:creation-date>2011-07-25T22:03:48</meta:creation-date>
    <dc:date>2011-10-27T15:11:46</dc:date>
    <dc:creator>Leonardo Tizzei</dc:creator>
    <meta:editing-duration>PT62H45M44S</meta:editing-duration>
    <meta:editing-cycles>92</meta:editing-cycles>
    <meta:generator>OpenOffice.org/3.2$Unix OpenOffice.org_project/320m12$Build-9483</meta:generator>
    <meta:document-statistic meta:table-count="5" meta:cell-count="2536" meta:object-count="0"/>
    <meta:user-defined meta:name="Info 1"/>
    <meta:user-defined meta:name="Info 2"/>
    <meta:user-defined meta:name="Info 3"/>
    <meta:user-defined meta:name="Info 4"/>
  </office:meta>
</office:document-meta>
</file>